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fo:break-before="page"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writing-mode="lr-tb"/>
    </style:style>
    <style:style style:name="Table2.A" style:family="table-column">
      <style:table-column-properties style:column-width="2.757cm" style:rel-column-width="12905*"/>
    </style:style>
    <style:style style:name="Table2.B" style:family="table-column">
      <style:table-column-properties style:column-width="6.295cm" style:rel-column-width="29468*"/>
    </style:style>
    <style:style style:name="Table2.C" style:family="table-column">
      <style:table-column-properties style:column-width="4.948cm" style:rel-column-width="231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indent="0cm" style:auto-text-indent="false"/>
      <style:text-properties fo:background-color="#ffff00"/>
    </style:style>
    <style:style style:name="P18" style:family="paragraph" style:parent-style-name="Text_20_body">
      <style:text-properties fo:background-color="#00ffff"/>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style="italic" style:font-size-asian="9pt" style:font-style-asian="italic" style:font-size-complex="9pt" style:font-style-complex="italic"/>
    </style:style>
    <style:style style:name="P2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2" style:family="paragraph" style:parent-style-name="Text_20_body">
      <style:text-properties fo:font-size="9pt" fo:font-weight="bold" style:font-size-asian="9pt" style:font-weight-asian="bold" style:font-size-complex="9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text-properties fo:language="en" fo:country="GB"/>
    </style:style>
    <style:style style:name="P25" style:family="paragraph" style:parent-style-name="Text_20_body">
      <style:text-properties fo:language="en" fo:country="GB" fo:font-style="italic" style:font-style-asian="italic" style:font-style-complex="italic"/>
    </style:style>
    <style:style style:name="P26" style:family="paragraph" style:parent-style-name="Text_20_body">
      <style:text-properties fo:language="en" fo:country="GB" fo:font-style="normal" style:font-style-asian="normal" style:font-style-complex="normal"/>
    </style:style>
    <style:style style:name="P27" style:family="paragraph" style:parent-style-name="Text_20_body">
      <style:text-properties fo:language="en" fo:country="GB" fo:background-color="#ffff00"/>
    </style:style>
    <style:style style:name="P28" style:family="paragraph" style:parent-style-name="Text_20_body">
      <style:text-properties fo:language="en" fo:country="GB" fo:font-weight="bold" style:font-weight-asian="bold"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fo:background-color="transparent" style:font-style-asian="italic" style:font-style-complex="italic"/>
    </style:style>
    <style:style style:name="P33" style:family="paragraph" style:parent-style-name="Text_20_body">
      <style:text-properties fo:font-style="italic" fo:background-color="#ffff00" style:font-style-asian="italic" style:font-style-complex="italic"/>
    </style:style>
    <style:style style:name="P34" style:family="paragraph" style:parent-style-name="Text_20_body">
      <style:text-properties fo:background-color="#ffff00"/>
    </style:style>
    <style:style style:name="P35" style:family="paragraph" style:parent-style-name="Text_20_body">
      <style:paragraph-properties fo:text-align="start" style:justify-single-word="false"/>
      <style:text-properties fo:background-color="#ffff00"/>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style:text-properties fo:font-weight="bold" fo:background-color="transparent"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fo:background-color="#ffff00" style:font-weight-asian="normal" style:font-weight-complex="normal"/>
    </style:style>
    <style:style style:name="P4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background-color="transparent" style:font-style-asian="normal" style:font-style-complex="normal"/>
    </style:style>
    <style:style style:name="P48" style:family="paragraph" style:parent-style-name="Text_20_body">
      <style:text-properties fo:color="#944794" fo:font-size="9pt" fo:font-weight="bold" style:font-size-asian="9pt" style:font-weight-asian="bold" style:font-size-complex="9pt" style:font-weight-complex="bold"/>
    </style:style>
    <style:style style:name="P49"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style="normal" fo:background-color="transparent" style:font-style-asian="normal" style:font-style-complex="normal"/>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8" style:family="paragraph" style:parent-style-name="Standard">
      <style:text-properties fo:language="en" fo:country="GB"/>
    </style:style>
    <style:style style:name="P59" style:family="paragraph" style:parent-style-name="Standard">
      <style:text-properties fo:font-weight="normal" fo:background-color="transparent" style:font-weight-asian="normal" style:font-weight-complex="normal"/>
    </style:style>
    <style:style style:name="P60" style:family="paragraph" style:parent-style-name="Text_20_body">
      <style:paragraph-properties fo:margin-top="0cm" fo:margin-bottom="0cm" fo:text-align="center" style:justify-single-word="false"/>
      <style:text-properties fo:background-color="transparent"/>
    </style:style>
    <style:style style:name="P61" style:family="paragraph" style:parent-style-name="Heading_20_3">
      <style:text-properties fo:language="en" fo:country="GB"/>
    </style:style>
    <style:style style:name="P62"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63" style:family="paragraph" style:parent-style-name="Quotations">
      <style:paragraph-properties fo:margin-left="0cm" fo:margin-right="1cm" fo:text-align="start" style:justify-single-word="false" fo:text-indent="0cm" style:auto-text-indent="false"/>
    </style:style>
    <style:style style:name="P64"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5"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66"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67"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68" style:family="paragraph" style:parent-style-name="Heading_20_2">
      <style:paragraph-properties fo:break-before="page"/>
    </style:style>
    <style:style style:name="P69" style:family="paragraph" style:parent-style-name="Text_20_body" style:master-page-name="First_20_Page">
      <style:paragraph-properties style:page-number="auto"/>
    </style:style>
    <style:style style:name="P70" style:family="paragraph" style:parent-style-name="Text_20_body">
      <style:text-properties fo:font-size="9pt" style:font-size-asian="9pt" style:font-size-complex="9pt"/>
    </style:style>
    <style:style style:name="P71" style:family="paragraph" style:parent-style-name="Text_20_body" style:list-style-name="L1">
      <style:text-properties fo:font-size="9pt" style:font-size-asian="9pt" style:font-size-complex="9pt"/>
    </style:style>
    <style:style style:name="P72" style:family="paragraph" style:parent-style-name="Text_20_body" style:list-style-name="L4">
      <style:text-properties fo:font-weight="normal" fo:background-color="transparent" style:font-weight-asian="normal" style:font-weight-complex="normal"/>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text-properties fo:font-style="normal" fo:background-color="transparent" style:font-style-asian="normal" style:font-style-complex="normal"/>
    </style:style>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2">
      <style:paragraph-properties fo:margin-left="0cm" fo:margin-right="0cm" fo:text-indent="0cm" style:auto-text-indent="false"/>
      <style:text-properties fo:background-color="transparent"/>
    </style:style>
    <style:style style:name="P82"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83"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84" style:family="paragraph" style:parent-style-name="Heading_20_1">
      <style:paragraph-properties fo:break-before="page"/>
    </style:style>
    <style:style style:name="P85" style:family="paragraph">
      <style:paragraph-properties fo:text-align="center"/>
    </style:style>
    <style:style style:name="P86" style:family="paragraph">
      <style:paragraph-properties fo:text-align="center"/>
      <style:text-properties fo:color="#000000"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ize="9pt" fo:font-style="italic" style:font-size-asian="9pt" style:font-style-asian="italic" style:font-size-complex="9pt" style:font-style-complex="italic"/>
    </style:style>
    <style:style style:name="T18" style:family="text">
      <style:text-properties fo:color="#000000"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69"><draw:frame draw:style-name="fr1" draw:name="graphics3" text:anchor-type="paragraph" svg:width="14cm" svg:height="1.864cm" draw:z-index="0"><draw:image xlink:href="Pictures/200000070000D9E700001D064D591DCD.svm" xlink:type="simple" xlink:show="embed" xlink:actuate="onLoad"/></draw:frame></text:p>
      <text:p text:style-name="P57"><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65">1<text:tab/>Structure of documentation – overview<text:tab/>6</text:p>
          <text:p text:style-name="P65">2<text:tab/>Basic nomenclature, definitions and naming conventions<text:tab/>7</text:p>
          <text:p text:style-name="P66">2.1<text:tab/>Variable and function names<text:tab/>7</text:p>
          <text:p text:style-name="P67">2.1.1<text:tab/>Names of variables, classes and functions<text:tab/>7</text:p>
          <text:p text:style-name="P67">2.1.2<text:tab/>Indexes<text:tab/>7</text:p>
          <text:p text:style-name="P65">3<text:tab/>Software structure<text:tab/>8</text:p>
          <text:p text:style-name="P66">3.1<text:tab/>Main functions<text:tab/>8</text:p>
          <text:p text:style-name="P66">3.2<text:tab/>Version control<text:tab/>8</text:p>
          <text:p text:style-name="P66">3.3<text:tab/>Project and alternative proposal management<text:tab/>8</text:p>
          <text:p text:style-name="P67">3.3.1<text:tab/>Processing status<text:tab/>10</text:p>
          <text:p text:style-name="P67">3.3.2<text:tab/>import/export projects<text:tab/>10</text:p>
          <text:p text:style-name="P66">3.4<text:tab/>Module structure and error codes<text:tab/>10</text:p>
          <text:p text:style-name="P67">3.4.1<text:tab/>Access to variables in the data base<text:tab/>10</text:p>
          <text:p text:style-name="P67">3.4.2<text:tab/>How to find a specific equipment, process ... etc. in the DB<text:tab/>11</text:p>
          <text:p text:style-name="P67">3.4.3<text:tab/>Error codes<text:tab/>12</text:p>
          <text:p text:style-name="P66">3.5<text:tab/>Data format for communication between modules<text:tab/>12</text:p>
          <text:p text:style-name="P67">3.5.1<text:tab/>Heat demand and heat availability curves<text:tab/>12</text:p>
          <text:p text:style-name="P66">3.7<text:tab/>HC Module standards <text:tab/>15</text:p>
          <text:p text:style-name="P67">3.7.1<text:tab/>Standard functions to be carried out by all HC supply modules<text:tab/>15</text:p>
          <text:p text:style-name="P66">3.8<text:tab/>GUI Text and translations<text:tab/>16</text:p>
          <text:p text:style-name="P66">3.9<text:tab/>Graphics (MatPlotLib)<text:tab/>16</text:p>
          <text:p text:style-name="P67">3.9.1<text:tab/>General graphic issues<text:tab/>16</text:p>
          <text:p text:style-name="P67">3.9.2<text:tab/>XY-Plots:<text:tab/>17</text:p>
          <text:p text:style-name="P66">3.10<text:tab/> GUI Programmers Guide<text:tab/>18</text:p>
          <text:p text:style-name="P67">3.10.1<text:tab/>Panel basics<text:tab/>18</text:p>
          <text:p text:style-name="P67">3.10.2<text:tab/>Entry fields <text:tab/>19</text:p>
          <text:p text:style-name="P67">3.10.3<text:tab/>Matplotlib<text:tab/>20</text:p>
          <text:p text:style-name="P65">4<text:tab/>How-to's<text:tab/>25</text:p>
          <text:p text:style-name="P66">4.1<text:tab/>Basic set-up for working with EINSTEIN developers version<text:tab/>25</text:p>
          <text:p text:style-name="P66">4.2<text:tab/>Installation of basic software<text:tab/>25</text:p>
          <text:p text:style-name="P67">4.2.1<text:tab/>Python<text:tab/>25</text:p>
          <text:p text:style-name="P67">4.2.2<text:tab/>MySQL<text:tab/>25</text:p>
          <text:p text:style-name="P66">4.3<text:tab/>How to install Einstein Python files<text:tab/>25</text:p>
          <text:p text:style-name="P66">4.4<text:tab/>How to install Einstein MySQL data base<text:tab/>25</text:p>
          <text:p text:style-name="P67"><text:soft-page-break/>4.4.1<text:tab/>How to install Einstein MySQL data base<text:tab/>25</text:p>
          <text:p text:style-name="P67">4.4.2<text:tab/>How to fill database with basic data set<text:tab/>26</text:p>
          <text:p text:style-name="P67">4.4.3<text:tab/>How to check data manually from MySQL query browser<text:tab/>26</text:p>
          <text:p text:style-name="P66">4.5<text:tab/>Access to MySQL data base from Python modules<text:tab/>26</text:p>
          <text:p text:style-name="P66">4.6<text:tab/>SQL commands for modifying the existing data base<text:tab/>26</text:p>
          <text:p text:style-name="P66">4.7<text:tab/>How to import data from files into MySQL:<text:tab/>27</text:p>
          <text:p text:style-name="P66">4.8<text:tab/>How to export /import) the whole database (including data): sqldump<text:tab/>27</text:p>
          <text:p text:style-name="P67">4.8.1<text:tab/>Dump a database<text:tab/>27</text:p>
          <text:p text:style-name="P67">4.8.2<text:tab/>Restore database from dump<text:tab/>27</text:p>
          <text:p text:style-name="P66">4.9<text:tab/>How to build an installer package<text:tab/>28</text:p>
          <text:p text:style-name="P65">5<text:tab/>SQL commands<text:tab/>29</text:p>
          <text:p text:style-name="P66">5.1<text:tab/>Queries...<text:tab/>29</text:p>
          <text:p text:style-name="P65">6<text:tab/>Technical Content: conventions ...<text:tab/>30</text:p>
          <text:p text:style-name="P66">6.1<text:tab/>Fuels and Electricity<text:tab/>30</text:p>
          <text:p text:style-name="P66">6.2<text:tab/>Flow chart energy calculations<text:tab/>31</text:p>
          <text:p text:style-name="P65">7<text:tab/>Other stuff to be revised XXX<text:tab/>34</text:p>
          <text:p text:style-name="P67">7.1.1<text:tab/>Mail Heiko 09/11/2007: first steps with Python and MySQL<text:tab/>34</text:p>
          <text:p text:style-name="P66">7.2<text:tab/>Old information not actually for use, based on table.py<text:tab/>36</text:p>
          <text:p text:style-name="P67">7.2.1<text:tab/>Mail Heiko 16/11/200: access to data bases andQid<text:tab/>38</text:p>
          <text:p text:style-name="P66">7.3<text:tab/>New pSQL commands (03.12.2007)<text:tab/>39</text:p>
          <text:p text:style-name="P67">7.3.1<text:tab/>New example, 03.12.2007<text:tab/>39</text:p>
          <text:p text:style-name="P67">7.3.2<text:tab/>New example 2, 15.12.2007<text:tab/>40</text:p>
          <text:p text:style-name="P67">7.3.3<text:tab/>More examples, 15.12.2007<text:tab/>43</text:p>
        </text:index-body>
      </text:table-of-content>
      <text:p text:style-name="Text_20_body"/>
      <text:p text:style-name="P52">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V0.01</text:p>
            </table:table-cell>
            <table:table-cell table:style-name="Table1.A1" office:value-type="string">
              <text:p text:style-name="P19">19/11/07</text:p>
            </table:table-cell>
            <table:table-cell table:style-name="Table1.A1" office:value-type="string">
              <text:p text:style-name="P19">HS</text:p>
            </table:table-cell>
            <table:table-cell table:style-name="Table1.D1" office:value-type="string">
              <text:p text:style-name="P19">Adaptation from ICAEN Tool Developers manual V0.05</text:p>
            </table:table-cell>
          </table:table-row>
        </table:table-header-rows>
        <table:table-row>
          <table:table-cell table:style-name="Table1.A2" office:value-type="string">
            <text:p text:style-name="P19">V0.05.1</text:p>
          </table:table-cell>
          <table:table-cell table:style-name="Table1.A2" office:value-type="string">
            <text:p text:style-name="P19">08/01/08</text:p>
          </table:table-cell>
          <table:table-cell table:style-name="Table1.A2" office:value-type="string">
            <text:p text:style-name="P19">SD</text:p>
          </table:table-cell>
          <table:table-cell table:style-name="Table1.D2" office:value-type="string">
            <text:p text:style-name="P19"/>
          </table:table-cell>
        </table:table-row>
        <table:table-row>
          <table:table-cell table:style-name="Table1.A2" office:value-type="string">
            <text:p text:style-name="P19">V0.06</text:p>
          </table:table-cell>
          <table:table-cell table:style-name="Table1.A2" office:value-type="string">
            <text:p text:style-name="P19">23/01/08</text:p>
          </table:table-cell>
          <table:table-cell table:style-name="Table1.A2" office:value-type="string">
            <text:p text:style-name="P19">HS</text:p>
          </table:table-cell>
          <table:table-cell table:style-name="Table1.D2" office:value-type="string">
            <text:p text:style-name="P19"/>
          </table:table-cell>
        </table:table-row>
        <table:table-row>
          <table:table-cell table:style-name="Table1.A2" office:value-type="string">
            <text:p text:style-name="P19">V0.08</text:p>
          </table:table-cell>
          <table:table-cell table:style-name="Table1.A2" office:value-type="string">
            <text:p text:style-name="P19">11/02/08</text:p>
          </table:table-cell>
          <table:table-cell table:style-name="Table1.A2" office:value-type="string">
            <text:p text:style-name="P19">HS, SD, EF</text:p>
          </table:table-cell>
          <table:table-cell table:style-name="Table1.D2" office:value-type="string">
            <text:p text:style-name="P19">New chapter 2.5: communication between modules (based on mail SD and example excel file EF)</text:p>
          </table:table-cell>
        </table:table-row>
        <table:table-row>
          <table:table-cell table:style-name="Table1.A2" office:value-type="string">
            <text:p text:style-name="P19">V0.09</text:p>
          </table:table-cell>
          <table:table-cell table:style-name="Table1.A2" office:value-type="string">
            <text:p text:style-name="P19">21/02/08</text:p>
          </table:table-cell>
          <table:table-cell table:style-name="Table1.A2" office:value-type="string">
            <text:p text:style-name="P19">HS</text:p>
          </table:table-cell>
          <table:table-cell table:style-name="Table1.D2" office:value-type="string">
            <text:p text:style-name="P19">Included list of EINSTEIN documentation (New Chap.1)</text:p>
          </table:table-cell>
        </table:table-row>
        <table:table-row>
          <table:table-cell table:style-name="Table1.A2" office:value-type="string">
            <text:p text:style-name="P19">V0.10</text:p>
          </table:table-cell>
          <table:table-cell table:style-name="Table1.A2" office:value-type="string">
            <text:p text:style-name="P19">12/03/08</text:p>
          </table:table-cell>
          <table:table-cell table:style-name="Table1.A2" office:value-type="string">
            <text:p text:style-name="P19">HS</text:p>
          </table:table-cell>
          <table:table-cell table:style-name="Table1.D2" office:value-type="string">
            <text:p text:style-name="P19">Included instructions Heiko on how to modify data base (Chap. 4)</text:p>
          </table:table-cell>
        </table:table-row>
        <table:table-row>
          <table:table-cell table:style-name="Table1.A2" office:value-type="string">
            <text:p text:style-name="P19">V0.12</text:p>
          </table:table-cell>
          <table:table-cell table:style-name="Table1.A2" office:value-type="string">
            <text:p text:style-name="P19">In work</text:p>
          </table:table-cell>
          <table:table-cell table:style-name="Table1.A2" office:value-type="string">
            <text:p text:style-name="P19">HS</text:p>
          </table:table-cell>
          <table:table-cell table:style-name="Table1.D2" office:value-type="string">
            <text:p text:style-name="P19">Installation package -&gt; matplotlib included</text:p>
          </table:table-cell>
        </table:table-row>
        <table:table-row>
          <table:table-cell table:style-name="Table1.A2" office:value-type="string">
            <text:p text:style-name="P19">V0.13</text:p>
          </table:table-cell>
          <table:table-cell table:style-name="Table1.A2" office:value-type="string">
            <text:p text:style-name="P19">18/04/08</text:p>
          </table:table-cell>
          <table:table-cell table:style-name="Table1.A2" office:value-type="string">
            <text:p text:style-name="P19">SD</text:p>
          </table:table-cell>
          <table:table-cell table:style-name="Table1.D2" office:value-type="string">
            <text:p text:style-name="P19">Included instructions on how to dump a database and restore it from dump</text:p>
          </table:table-cell>
        </table:table-row>
        <table:table-row>
          <table:table-cell table:style-name="Table1.A2" office:value-type="string">
            <text:p text:style-name="P19">V0.14</text:p>
          </table:table-cell>
          <table:table-cell table:style-name="Table1.A2" office:value-type="string">
            <text:p text:style-name="P19">03/07/08</text:p>
          </table:table-cell>
          <table:table-cell table:style-name="Table1.A2" office:value-type="string">
            <text:p text:style-name="P19">HS</text:p>
          </table:table-cell>
          <table:table-cell table:style-name="Table1.D2" office:value-type="string">
            <text:p text:style-name="P19">Several detail updates</text:p>
            <text:p text:style-name="P19">Flowchart of the tool (section 6.2)</text:p>
            <text:p text:style-name="P19">Scheme of communication GUI – Panels (section 3.8)</text:p>
          </table:table-cell>
        </table:table-row>
        <table:table-row>
          <table:table-cell table:style-name="Table1.A2" office:value-type="string">
            <text:p text:style-name="P19">V0.15 </text:p>
          </table:table-cell>
          <table:table-cell table:style-name="Table1.A2" office:value-type="string">
            <text:p text:style-name="P19">04/07/08</text:p>
          </table:table-cell>
          <table:table-cell table:style-name="Table1.A2" office:value-type="string">
            <text:p text:style-name="P19">HS</text:p>
          </table:table-cell>
          <table:table-cell table:style-name="Table1.D2" office:value-type="string">
            <text:p text:style-name="P19">Some updates in section 3.8</text:p>
          </table:table-cell>
        </table:table-row>
        <table:table-row>
          <table:table-cell table:style-name="Table1.A2" office:value-type="string">
            <text:p text:style-name="P19">V0.16</text:p>
          </table:table-cell>
          <table:table-cell table:style-name="Table1.A2" office:value-type="string">
            <text:p text:style-name="P19">18/07/08</text:p>
          </table:table-cell>
          <table:table-cell table:style-name="Table1.A2" office:value-type="string">
            <text:p text:style-name="P19">HS</text:p>
          </table:table-cell>
          <table:table-cell table:style-name="Table1.D2" office:value-type="string">
            <text:p text:style-name="P19">“how to” - Section on automatic report generation added (3.11)</text:p>
          </table:table-cell>
        </table:table-row>
        <table:table-row>
          <table:table-cell table:style-name="Table1.A2" office:value-type="string">
            <text:p text:style-name="P19">V0.17</text:p>
          </table:table-cell>
          <table:table-cell table:style-name="Table1.A2" office:value-type="string">
            <text:p text:style-name="P19">01/09/08</text:p>
          </table:table-cell>
          <table:table-cell table:style-name="Table1.A2" office:value-type="string">
            <text:p text:style-name="P19">HS</text:p>
          </table:table-cell>
          <table:table-cell table:style-name="Table1.D2" office:value-type="string">
            <text:p text:style-name="P19">Small description on EINSTEIN units added (6.3)</text:p>
          </table:table-cell>
        </table:table-row>
      </table:table>
      <text:p text:style-name="Text_20_body"/>
      <text:p text:style-name="Text_20_body"/>
      <text:p text:style-name="Text_20_body"/>
      <text:p text:style-name="Text_20_body"/>
      <text:p text:style-name="Text_20_body"/>
      <text:p text:style-name="P18"/>
      <text:h text:style-name="P55"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8">Document</text:p>
          </table:table-cell>
          <table:table-cell table:style-name="Table4.A1" office:value-type="string">
            <text:p text:style-name="P48">Description</text:p>
          </table:table-cell>
          <table:table-cell table:style-name="Table4.C1" office:value-type="string">
            <text:p text:style-name="P48">State/</text:p>
            <text:p text:style-name="P48">version</text:p>
          </table:table-cell>
        </table:table-row>
        <table:table-row>
          <table:table-cell table:style-name="Table4.A2" table:number-columns-spanned="2" office:value-type="string">
            <text:p text:style-name="P49">General framework: theory, concepts, definitions</text:p>
          </table:table-cell>
          <table:covered-table-cell/>
          <table:table-cell table:style-name="Table4.C2" office:value-type="string">
            <text:p text:style-name="P49"/>
          </table:table-cell>
        </table:table-row>
        <table:table-row>
          <table:table-cell table:style-name="Table4.A2" office:value-type="string">
            <text:p text:style-name="P19">Audit methodology</text:p>
          </table:table-cell>
          <table:table-cell table:style-name="Table4.A2" office:value-type="string">
            <text:p text:style-name="P19">General structure of the auditing methodology</text:p>
          </table:table-cell>
          <table:table-cell table:style-name="Table4.C2" office:value-type="string">
            <text:p text:style-name="P19"/>
          </table:table-cell>
        </table:table-row>
        <table:table-row>
          <table:table-cell table:style-name="Table4.A2" office:value-type="string">
            <text:p text:style-name="P19">Theoretical concepts</text:p>
          </table:table-cell>
          <table:table-cell table:style-name="Table4.A2" office:value-type="string">
            <text:p text:style-name="P19">Theoretical and mathematical background</text:p>
          </table:table-cell>
          <table:table-cell table:style-name="Table4.C2" office:value-type="string">
            <text:p text:style-name="P19"/>
          </table:table-cell>
        </table:table-row>
        <table:table-row>
          <table:table-cell table:style-name="Table4.A2" table:number-columns-spanned="2" office:value-type="string">
            <text:p text:style-name="P20">Data structure</text:p>
          </table:table-cell>
          <table:covered-table-cell/>
          <table:table-cell table:style-name="Table4.C2" office:value-type="string">
            <text:p text:style-name="P20"/>
          </table:table-cell>
        </table:table-row>
        <table:table-row>
          <table:table-cell table:style-name="Table4.A2" office:value-type="string">
            <text:p text:style-name="P19">DB and Questionnaire</text:p>
          </table:table-cell>
          <table:table-cell table:style-name="Table4.A2" office:value-type="string">
            <text:p text:style-name="P19">Definition and nomenclature of parameters used</text:p>
            <text:p text:style-name="P19">Questionnaire for data acquisiton</text:p>
          </table:table-cell>
          <table:table-cell table:style-name="Table4.C2" office:value-type="string">
            <text:p text:style-name="P19"/>
          </table:table-cell>
        </table:table-row>
        <table:table-row>
          <table:table-cell table:style-name="Table4.A2" table:number-columns-spanned="2" office:value-type="string">
            <text:p text:style-name="P20">Graphical user interface (GUI)</text:p>
          </table:table-cell>
          <table:covered-table-cell/>
          <table:table-cell table:style-name="Table4.C2" office:value-type="string">
            <text:p text:style-name="P20"/>
          </table:table-cell>
        </table:table-row>
        <table:table-row>
          <table:table-cell table:style-name="Table4.A2" office:value-type="string">
            <text:p text:style-name="P19">GUI Structure</text:p>
          </table:table-cell>
          <table:table-cell table:style-name="Table4.A2" office:value-type="string">
            <text:p text:style-name="P19">Definition of the user interface (windows, functionalities, ...)</text:p>
          </table:table-cell>
          <table:table-cell table:style-name="Table4.C2" office:value-type="string">
            <text:p text:style-name="P19"/>
          </table:table-cell>
        </table:table-row>
        <table:table-row>
          <table:table-cell table:style-name="Table4.A2" table:number-columns-spanned="2" office:value-type="string">
            <text:p text:style-name="P20">Python code and modules</text:p>
          </table:table-cell>
          <table:covered-table-cell/>
          <table:table-cell table:style-name="Table4.C2" office:value-type="string">
            <text:p text:style-name="P20"/>
          </table:table-cell>
        </table:table-row>
        <table:table-row>
          <table:table-cell table:style-name="Table4.A2" office:value-type="string">
            <text:p text:style-name="P19">Developers manual</text:p>
            <text:p text:style-name="P19">(this document)</text:p>
          </table:table-cell>
          <table:table-cell table:style-name="Table4.A2" office:value-type="string">
            <text:p text:style-name="P19">Everything necessary to know for development:</text:p>
            <text:list text:style-name="L1">
              <text:list-item>
                <text:p text:style-name="P71">programming conventions</text:p>
              </text:list-item>
              <text:list-item>
                <text:p text:style-name="P71">...</text:p>
              </text:list-item>
            </text:list>
          </table:table-cell>
          <table:table-cell table:style-name="Table4.C2" office:value-type="string">
            <text:p text:style-name="P19"/>
          </table:table-cell>
        </table:table-row>
        <table:table-row>
          <table:table-cell table:style-name="Table4.A2" office:value-type="string">
            <text:p text:style-name="P19">Module specifications</text:p>
          </table:table-cell>
          <table:table-cell table:style-name="Table4.A2" office:value-type="string">
            <text:p text:style-name="P19">Documents describing the specific modules:</text:p>
            <text:p text:style-name="P19">Input/Output/Parameter – list</text:p>
            <text:p text:style-name="P19">Flow chart and code structure</text:p>
            <text:p text:style-name="P19">Mathematical description</text:p>
            <text:p text:style-name="P19">Other necessary information</text:p>
          </table:table-cell>
          <table:table-cell table:style-name="Table4.C2" office:value-type="string">
            <text:p text:style-name="P19"/>
          </table:table-cell>
        </table:table-row>
        <table:table-row>
          <table:table-cell table:style-name="Table4.A2" table:number-columns-spanned="2" office:value-type="string">
            <text:p text:style-name="P20">User manuals</text:p>
          </table:table-cell>
          <table:covered-table-cell/>
          <table:table-cell table:style-name="Table4.C2" office:value-type="string">
            <text:p text:style-name="P20"/>
          </table:table-cell>
        </table:table-row>
        <table:table-row>
          <table:table-cell table:style-name="Table4.A2" office:value-type="string">
            <text:p text:style-name="P19">User manual</text:p>
          </table:table-cell>
          <table:table-cell table:style-name="Table4.A2" office:value-type="string">
            <text:p text:style-name="P19">Manual for the EINSTEIN tool users</text:p>
          </table:table-cell>
          <table:table-cell table:style-name="Table4.C2" office:value-type="string">
            <text:p text:style-name="P19">Not yet existing</text:p>
          </table:table-cell>
        </table:table-row>
      </table:table>
      <text:p text:style-name="Text_20_body"/>
      <text:p text:style-name="Text_20_body"/>
      <text:h text:style-name="P55" text:outline-level="1">Basic nomenclature, definitions and naming conventions</text:h>
      <text:p text:style-name="Standard"/>
      <text:p text:style-name="P34"/>
      <text:p text:style-name="P34"/>
      <text:h text:style-name="Heading_20_2" text:outline-level="2">Variable and function names</text:h>
      <text:p text:style-name="Text_20_body"/>
      <text:h text:style-name="P61" text:outline-level="3">Names of variables, classes and functions</text:h>
      <text:p text:style-name="P58"/>
      <text:p text:style-name="P25">Variable Names: </text:p>
      <text:p text:style-name="P24"/>
      <text:p text:style-name="P24">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4"/>
      <text:p text:style-name="P27">Xxx check whether first letter upper or lower case ... xxx</text:p>
      <text:p text:style-name="P24"/>
      <text:p text:style-name="P28">The reference document for the list of variable names is the document “EINSTEIN Parameters and Questionnaire”</text:p>
      <text:p text:style-name="P24"/>
      <text:p text:style-name="P25">Function Names: </text:p>
      <text:p text:style-name="P24"/>
      <text:p text:style-name="P24">first letter lower-case. first letter of following words in composed names capitalised, e.g. “energyStatistics”</text:p>
      <text:p text:style-name="P24"/>
      <text:p text:style-name="P27">xxx to be checked xxx</text:p>
      <text:p text:style-name="P24"/>
      <text:p text:style-name="P25">Classes: </text:p>
      <text:p text:style-name="P26">Same as variable names. First letter should be capitalised.</text:p>
      <text:p text:style-name="P26">Names for instances of classes = same as variables; </text:p>
      <text:p text:style-name="P26"/>
      <text:p text:style-name="P25">Constants: </text:p>
      <text:p text:style-name="P26">UPPERCASE names.</text:p>
      <text:p text:style-name="P24"/>
      <text:p text:style-name="P24"/>
      <text:h text:style-name="P61" text:outline-level="3">Indexes</text:h>
      <text:p text:style-name="P24"/>
      <text:p text:style-name="P24">i: index for fuels (from 0 to NFuels – 1)</text:p>
      <text:p text:style-name="P24">j: index for equipments (From 0 to NEquipment – 1)</text:p>
      <text:p text:style-name="P24">k: index for processes (from 0 to NProcess – 1)</text:p>
      <text:p text:style-name="P24">m: index for pipe-branches (From 0 to NBranch – 1)</text:p>
      <text:p text:style-name="P24">n: index for heat exchangers</text:p>
      <text:p text:style-name="P24"/>
      <text:p text:style-name="P24"/>
      <text:p text:style-name="P24"/>
      <text:p text:style-name="P24"/>
      <text:p text:style-name="P60"/>
      <text:p text:style-name="Text_20_body"/>
      <text:h text:style-name="P55"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81">Projects:</text:p>
        </text:list-item>
      </text:list>
      <text:p text:style-name="P12"><text:soft-page-break/></text:p>
      <text:p text:style-name="P12">The full data set describing one industry (case study) is organised as a <text:span text:style-name="T14">project. </text:span><text:span text:style-name="T16">The information of projects is stored within the different SQL data tables (see sheet data structure in “EINSTEIN Parameter List”, but linked</text:span> with a unique identifier <text:span text:style-name="T7">ProjectID. </text:span></text:p>
      <text:p text:style-name="P16"/>
      <text:list text:style-name="L2" text:continue-numbering="true">
        <text:list-item>
          <text:p text:style-name="P81">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81">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82">questionnaire</text:p>
        </text:list-item>
        <text:list-item>
          <text:p text:style-name="P82">sproject</text:p>
        </text:list-item>
        <text:list-item>
          <text:p text:style-name="P82">salternatives(-1): empty alternative table for the original state</text:p>
        </text:list-item>
        <text:list-item>
          <text:p text:style-name="P82">salternatives(0): empty alternative table for the checked state</text:p>
        </text:list-item>
      </text:list>
      <text:p text:style-name="P13"/>
      <text:p text:style-name="P13">b) </text:p>
      <text:p text:style-name="P13"/>
      <text:p text:style-name="P13"/>
      <text:p text:style-name="P13"/>
      <text:p text:style-name="P17">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9">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6"/>
      <text:p text:style-name="P40">where </text:p>
      <text:p text:style-name="P40"><text:soft-page-break/></text:p>
      <text:p text:style-name="P40">Qid: number of the industry</text:p>
      <text:p text:style-name="P40">0: indicates first entry</text:p>
      <text:p text:style-name="P40"/>
      <text:p text:style-name="P40">this can be abbreviated by defining</text:p>
      <text:p text:style-name="P40"/>
      <text:p text:style-name="P40">CGeneralData = <text:span text:style-name="T7">DB.cgeneraldata.Questionnaire_id[Qid][0] </text:span></text:p>
      <text:p text:style-name="P38"/>
      <text:p text:style-name="P38">XXX STOYAN -&gt; CHECK XXX</text:p>
      <text:p text:style-name="P38"/>
      <text:p text:style-name="P42">so that the variables can be accessed simply by specifying the data block and the variable name, for example:</text:p>
      <text:p text:style-name="P42"/>
      <text:p text:style-name="P42">x = <text:span text:style-name="T7">CGeneralData.FECel</text:span> </text:p>
      <text:p text:style-name="P42"/>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2"/>
      <text:p text:style-name="P42">In the case of writing into the data base, before leaving the module the command </text:p>
      <text:p text:style-name="P42"/>
      <text:p text:style-name="P39">sql.commit() </text:p>
      <text:p text:style-name="P42"/>
      <text:p text:style-name="P42">has to be activated in order to take over the updated values.</text:p>
      <text:p text:style-name="P42"/>
      <text:h text:style-name="Heading_20_3" text:outline-level="3">How to find a specific equipment, process ... etc. in the DB</text:h>
      <text:p text:style-name="Standard"/>
      <text:p text:style-name="P34">XXX STOYAN PLEASE CHECK !!!</text:p>
      <text:p text:style-name="P59"/>
      <text:p text:style-name="P42">Equipments, processes, etc. in the SQL are referenced with IDENTITIES. These are non-correlative numbers (somthing like a “name”), which is different for each equipment.</text:p>
      <text:p text:style-name="P42"/>
      <text:p text:style-name="P42">If we want to find data for equipment no. 5 in alternative no. 2 for the project no. 237, then there are the following ways:</text:p>
      <text:p text:style-name="P42"/>
      <text:list text:style-name="L4">
        <text:list-item>
          <text:p text:style-name="P72">look for the equipment_id in some list of equipments that has been created before.</text:p>
        </text:list-item>
        <text:list-item>
          <text:p text:style-name="P72">Search all equipments for project no. 237/alterantive no. 2 and take the 5<text:span text:style-name="T13">th</text:span> ...</text:p>
        </text:list-item>
      </text:list>
      <text:p text:style-name="P42"/>
      <text:p text:style-name="P43">----&gt; Stoyan, cual es la mejor de las siguientes opciones ??? haz un ejemplo de referencia !!!</text:p>
      <text:p text:style-name="P43"/>
      <text:p text:style-name="P42">Opción a: podríamos mantener (en interfaces) una tabla de los equipos, algo tipo</text:p>
      <text:p text:style-name="P42"/>
      <text:p text:style-name="P42">Eq. 1 -&gt; Id = 3844</text:p>
      <text:p text:style-name="P42">Eq. 2 -&gt; Id = 3857</text:p>
      <text:p text:style-name="P42">Eq. 3 -&gt; Id = 3899</text:p>
      <text:p text:style-name="P42">Eq. 4 -&gt; Id = 3777</text:p>
      <text:p text:style-name="P42"/>
      <text:p text:style-name="P42">En plan </text:p>
      <text:p text:style-name="P42"/>
      <text:p text:style-name="P42">EquipmentIds = []</text:p>
      <text:p text:style-name="P42">EquipmentIds.append -&gt; query con PId, ANo, ...</text:p>
      <text:p text:style-name="P42">¿ tiene sentido ?</text:p>
      <text:p text:style-name="P42"><text:soft-page-break/></text:p>
      <text:p text:style-name="P42">Opción b: </text:p>
      <text:p text:style-name="P42"/>
      <text:p text:style-name="P42">Hacer la query cada vez para que regrese la lista, y seleccionar el no.5 como el quinto de la lista de resultado ???</text:p>
      <text:p text:style-name="P42"/>
      <text:p text:style-name="P42">Opción c:</text:p>
      <text:p text:style-name="P42"/>
      <text:p text:style-name="P42">Volver a la solución propuesta inicialmente de objetos en python, p.ej. Definir una clase “equipment” con una función “addFromDB(NoEquipo), y entonces hacer una lista de equipos:</text:p>
      <text:p text:style-name="P42"/>
      <text:p text:style-name="P42">equipment = []<text:tab/><text:tab/>#lista de todos los equipments</text:p>
      <text:p text:style-name="P42"/>
      <text:p text:style-name="P42">for i = 1 to NEquip:</text:p>
      <text:p text:style-name="P42"><text:tab/><text:tab/>ListaEquipments.append(Equipment.addFromDB(i))</text:p>
      <text:p text:style-name="P34"/>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4">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73">results that are difficult or costly (in calculation time) to be recalculated)</text:p>
        </text:list-item>
        <text:list-item>
          <text:p text:style-name="P73">intermediate results that require a lot of user-interaction (decision taking, mouse clicking) and should not be lost</text:p>
        </text:list-item>
        <text:list-item>
          <text:p text:style-name="P73">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50">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0">Table 1. Numerical example of a heat demand matrix QDh(T,t)</text:p>
      <text:p text:style-name="P34"><draw:frame draw:style-name="fr2" draw:name="graphics1" text:anchor-type="paragraph" svg:width="14cm" svg:height="2.849cm" draw:z-index="2"><draw:image xlink:href="Pictures/2000018F000054570000112B981CA680.svm" xlink:type="simple" xlink:show="embed" xlink:actuate="onLoad"/></draw:frame></text:p>
      <text:p text:style-name="P34"/>
      <text:p text:style-name="P32"><draw:frame draw:style-name="fr3" draw:name="graphics2" text:anchor-type="paragraph" svg:width="9.999cm" svg:height="6.68cm" draw:z-index="3"><draw:image xlink:href="Pictures/2000013200003715000024EB61E2956A.svm" xlink:type="simple" xlink:show="embed" xlink:actuate="onLoad"/></draw:frame></text:p>
      <text:p text:style-name="P32"><draw:frame draw:style-name="fr3" draw:name="graphics4" text:anchor-type="paragraph" svg:width="9.999cm" svg:height="6.65cm" draw:z-index="4"><draw:image xlink:href="Pictures/2000012F000036B100002473864CE381.svm" xlink:type="simple" xlink:show="embed" xlink:actuate="onLoad"/></draw:frame><text:soft-page-break/></text:p>
      <text:p text:style-name="P32"><draw:frame draw:style-name="fr3" draw:name="graphics5" text:anchor-type="paragraph" svg:width="9.999cm" svg:height="6.699cm" draw:z-index="5"><draw:image xlink:href="Pictures/200000F50000367F00002491A37718A3.svm" xlink:type="simple" xlink:show="embed" xlink:actuate="onLoad"/></draw:frame></text:p>
      <text:p text:style-name="P32"/>
      <text:p text:style-name="P32">Figure 1a – c. Graphical representation of the numerical data from table 1 (rows and columns marked in yellow)</text:p>
      <text:p text:style-name="P32"/>
      <text:p text:style-name="P32"/>
      <text:p text:style-name="Text_20_body"/>
      <text:h text:style-name="P56" text:outline-level="2">HC Module standards </text:h>
      <text:p text:style-name="Standard"/>
      <text:p text:style-name="Text_20_body">Last update of this section: 06/07/2008</text:p>
      <text:p text:style-name="Text_20_body"/>
      <text:p text:style-name="Text_20_body"/>
      <text:h text:style-name="Heading_20_3" text:outline-level="3">Standard functions to be carried out by all HC supply modules</text:h>
      <text:p text:style-name="Text_20_body"/>
      <text:p text:style-name="Text_20_body"/>
      <text:p text:style-name="P29">a) initPanel</text:p>
      <text:p text:style-name="Text_20_body"/>
      <text:p text:style-name="Text_20_body">In some modules here heat demand is calculated in an early stage of panel build-up, if cascadeUpdateLevel &lt; 0.</text:p>
      <text:p text:style-name="Text_20_body">(optional, not necessary).</text:p>
      <text:p text:style-name="Text_20_body"/>
      <text:p text:style-name="P29">b) updatePanel</text:p>
      <text:p text:style-name="Text_20_body"/>
      <text:p text:style-name="Text_20_body">At start-up has to call -&gt;screenEquipments and carry out the check of cascade status</text:p>
      <text:p text:style-name="Text_20_body"/>
      <text:p text:style-name="Text_20_body"><text:s text:c="8"/>(BBList,BBTableDataList) = self.screenEquipments()</text:p>
      <text:p text:style-name="Text_20_body"/>
      <text:p text:style-name="Text_20_body"><text:s text:c="8"/>if Status.int.cascadeUpdateLevel &lt; self.cascadeIndex:</text:p>
      <text:p text:style-name="Text_20_body"><text:s text:c="12"/>Status.mod.moduleEnergy.runSimulation(self.cascadeIndex)</text:p>
      <text:p text:style-name="Text_20_body"/>
      <text:p text:style-name="P29">c) screenEquipments</text:p>
      <text:p text:style-name="Text_20_body"/>
      <text:p text:style-name="Text_20_body">shall update the information on equipments required within the module:</text:p>
      <text:p text:style-name="Text_20_body"/>
      <text:list text:style-name="L6">
        <text:list-item>
          <text:p text:style-name="P74">self.cascadeIndex: -&gt; pointer to equipment under processing</text:p>
        </text:list-item>
        <text:list-item>
          <text:p text:style-name="P74">self.equipments: -&gt; table of ALL equipments</text:p>
        </text:list-item>
        <text:list-item>
          <text:p text:style-name="P74">XYList: -&gt; list of equipments of type XY (e.g. BB, HP, ...)</text:p>
        </text:list-item>
      </text:list>
      <text:h text:style-name="P56" text:outline-level="2">GUI Text and translations</text:h>
      <text:p text:style-name="P47"/>
      <text:p text:style-name="P33">xxx to be checked xxx</text:p>
      <text:p text:style-name="P32"/>
      <text:p text:style-name="P47">Tools used:</text:p>
      <text:p text:style-name="P32"><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7">el módulo gettext usado por python es una implementación del gettext de GNU. <text:line-break/><text:line-break/><text:line-break/>1. Los textos a ser localizados se escriben de una forma especial: _('texto a localizar'). Lo puedes ver en panelQ1.py</text:p>
      <text:p text:style-name="P47"><text:s/><text:line-break/>2. Se ejecuta un programa (que forma parte de la distribución de Python) que lee todos 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2"><text:span text:style-name="T16"><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6">http://www.poedit.net/</text:span></text:a><text:span text:style-name="T16">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7"><text:s/><text:line-break/><text:line-break/>6. Durante la ejecución, el texto original en inglés sirve de clave para un diccionario, donde se va a buscar el texto traducido. Pero eso es automático, ni el programador ni mucho menos el usuario se enteran de nada.</text:p>
      <text:p text:style-name="P47"><text:s/><text:line-break/></text:p>
      <text:p text:style-name="Text_20_body"/>
      <text:p text:style-name="P53"/>
      <text:h text:style-name="Heading_20_2" text:outline-level="2"><text:s/>GUI Programmers Guide</text:h>
      <text:p text:style-name="Text_20_body"/>
      <text:h text:style-name="Heading_20_3" text:outline-level="3">Panel basics</text:h>
      <text:p text:style-name="Standard"/>
      <text:p text:style-name="P21">(last update of this section: HS 04/07/2008)</text:p>
      <text:p text:style-name="Text_20_body"/>
      <text:p text:style-name="Text_20_body">a) Functions of the panel and corresponding modules</text:p>
      <text:p text:style-name="Text_20_body"/>
      <text:p text:style-name="Text_20_body">Every Panel has a function init() which carries out the panel initialisation, and a function display() which is called every time something on the display is being updated:</text:p>
      <text:p text:style-name="Text_20_body"/>
      <text:list text:style-name="L7">
        <text:list-item>
          <text:p text:style-name="P75">init: builds up the panel and – if necessary – calls the function initPanel in the corresponding module</text:p>
          <text:p text:style-name="P75"/>
        </text:list-item>
        <text:list-item>
          <text:p text:style-name="P75">display: updates the information displayed on the panel. For carrying out necessary calculations, calls the function updatePanel in the corresponding modules.</text:p>
          <text:p text:style-name="P75"/>
        </text:list-item>
        <text:list-item>
          <text:p text:style-name="P75">event handlers: specific functions of the modules may be started by different actions on the GUI (buttons, data entry, etc.).</text:p>
        </text:list-item>
      </text:list>
      <text:list text:style-name="L8">
        <text:list-header>
          <text:p text:style-name="P76"/>
        </text:list-header>
      </text:list>
      <text:p text:style-name="P29">b) Data sharing modules &lt;=&gt; GUI</text:p>
      <text:p text:style-name="Text_20_body"/>
      <text:p text:style-name="Text_20_body">Data sharing from and to modules / GUI is carried out via the <text:span text:style-name="T15">GData dictionary</text:span> in Interfaces (Status.int).</text:p>
      <text:p text:style-name="Text_20_body"/>
      <text:p text:style-name="Text_20_body">The structure of the dictionary is: {key:some_data,another_key:another_data,...}</text:p>
      <text:p text:style-name="Text_20_body"/>
      <text:p text:style-name="Text_20_body">For setting the dictionary from the modules, the function</text:p>
      <text:p text:style-name="Text_20_body"/>
      <text:p text:style-name="Text_20_body"><text:span text:style-name="T14">setGraphicsData</text:span>(key,data) is used</text:p>
      <text:p text:style-name="Text_20_body"/>
      <text:p text:style-name="Text_20_body"/>
      <text:p text:style-name="Text_20_body">(NOTE: some panels – especially PanelQ's – still have direct access to the SQL; should be separated in future versions ....)</text:p>
      <text:p text:style-name="Text_20_body"/>
      <text:p text:style-name="Text_20_body"/>
      <text:p text:style-name="P36"/>
      <text:p text:style-name="P54">Scheme communication GUI &lt;=&gt; MODULES</text:p>
      <text:p text:style-name="Text_20_body"/>
      <text:p text:style-name="Text_20_body"><draw:frame text:anchor-type="paragraph" draw:z-index="23" draw:style-name="gr10" draw:text-style-name="P85" svg:width="6.211cm" svg:height="0.99cm" svg:x="0.037cm" svg:y="0.161cm"><draw:text-box><text:p text:style-name="P85"><text:span text:style-name="T7">GUI</text:span></text:p><text:p text:style-name="P85">(PanelXY)</text:p></draw:text-box></draw:frame><draw:frame text:anchor-type="paragraph" draw:z-index="24" draw:style-name="gr10" draw:text-style-name="P85" svg:width="6.21cm" svg:height="0.99cm" svg:x="7.779cm" svg:y="0.164cm"><draw:text-box><text:p text:style-name="P85"><text:span text:style-name="T7">Modules</text:span></text:p><text:p text:style-name="P85">(ModuleXY)</text:p></draw:text-box></draw:frame></text:p>
      <text:p text:style-name="Text_20_body"/>
      <text:p text:style-name="Text_20_body"/>
      <text:p text:style-name="Text_20_body"><draw:rect text:anchor-type="paragraph" draw:z-index="48" draw:style-name="gr13" draw:text-style-name="P86" svg:width="6.24cm" svg:height="0.92cm" svg:x="7.751cm" svg:y="0.289cm"><text:p text:style-name="P85"><text:span text:style-name="T18">User starts EINSTEIN session</text:span></text:p></draw:rect></text:p>
      <text:p text:style-name="Text_20_body"/>
      <text:p text:style-name="Text_20_body"/>
      <text:p text:style-name="Text_20_body"><draw:line text:anchor-type="paragraph" draw:z-index="49" draw:style-name="gr7" draw:text-style-name="P85" svg:x1="10.814cm" svg:y1="0.002cm" svg:x2="10.842cm" svg:y2="1.247cm"><text:p/></draw:line></text:p>
      <text:p text:style-name="Text_20_body"/>
      <text:p text:style-name="Text_20_body"/>
      <text:p text:style-name="Text_20_body"><draw:frame text:anchor-type="paragraph" draw:z-index="27" draw:style-name="gr11" draw:text-style-name="P85" svg:width="6.211cm" svg:height="1.482cm" svg:x="7.779cm" svg:y="0.041cm"><draw:text-box><text:p text:style-name="P85"><text:span text:style-name="T7">__init__</text:span></text:p><text:p text:style-name="P85"><text:span text:style-name="T11">initialisation of module</text:span></text:p><text:p text:style-name="P85">at the start-up of EINSTEIN</text:p></draw:text-box></draw:frame></text:p>
      <text:p text:style-name="Text_20_body"/>
      <text:p text:style-name="Text_20_body"><draw:rect text:anchor-type="paragraph" draw:z-index="33" draw:style-name="gr13" draw:text-style-name="P86" svg:width="4.874cm" svg:height="0.92cm" svg:x="0.482cm" svg:y="0.168cm"><text:p text:style-name="P85"><text:span text:style-name="T18">User enters the panel</text:span></text:p></draw:rect></text:p>
      <text:p text:style-name="Text_20_body"/>
      <text:p text:style-name="Text_20_body"/>
      <text:p text:style-name="Text_20_body"/>
      <text:p text:style-name="Text_20_body"/>
      <text:p text:style-name="Text_20_body"><draw:frame text:anchor-type="paragraph" draw:z-index="25" draw:style-name="gr11" draw:text-style-name="P85" svg:width="6.211cm" svg:height="1.975cm" svg:x="0.009cm" svg:y="0.152cm"><draw:text-box><text:p text:style-name="P85"><text:span text:style-name="T7">__init__</text:span></text:p><text:p text:style-name="P85"><text:span text:style-name="T11">initialisation of panel</text:span></text:p><text:p text:style-name="P85">in present version called when panel is opened</text:p></draw:text-box></draw:frame><draw:frame text:anchor-type="paragraph" draw:z-index="28" draw:style-name="gr12" draw:text-style-name="P85" svg:width="6.211cm" svg:height="1.994cm" svg:x="7.779cm" svg:y="0.106cm"><draw:text-box><text:p text:style-name="P85"><text:span text:style-name="T7">initPanel()</text:span></text:p><text:p text:style-name="P85"><text:span text:style-name="T11"/></text:p><text:p text:style-name="P85"><text:span text:style-name="T11">calculations needed only once at start-up of the panel</text:span></text:p></draw:text-box></draw:frame></text:p>
      <text:p text:style-name="Text_20_body"/>
      <text:p text:style-name="Text_20_body"><draw:line text:anchor-type="paragraph" draw:z-index="29" draw:style-name="gr7" draw:text-style-name="P85" svg:x1="6.219cm" svg:y1="0.332cm" svg:x2="7.778cm" svg:y2="0.332cm"><text:p/></draw:line></text:p>
      <text:p text:style-name="Text_20_body"/>
      <text:p text:style-name="Text_20_body"/>
      <text:p text:style-name="Text_20_body"><draw:line text:anchor-type="paragraph" draw:z-index="30" draw:style-name="gr7" draw:text-style-name="P85" svg:x1="0.982cm" svg:y1="0.146cm" svg:x2="0.982cm" svg:y2="2.739cm"><text:p/></draw:line></text:p>
      <text:p text:style-name="Text_20_body"><draw:rect text:anchor-type="paragraph" draw:z-index="46" draw:style-name="gr13" draw:text-style-name="P86" svg:width="3.76cm" svg:height="1.142cm" svg:x="2.515cm" svg:y="0.263cm"><text:p text:style-name="P85"><text:span text:style-name="T18">User changes </text:span></text:p><text:p text:style-name="P85"><text:span text:style-name="T18">something</text:span></text:p></draw:rect></text:p>
      <text:p text:style-name="Text_20_body"/>
      <text:p text:style-name="Text_20_body"/>
      <text:p text:style-name="Text_20_body"><draw:line text:anchor-type="paragraph" draw:z-index="47" draw:style-name="gr7" draw:text-style-name="P85" svg:x1="4.41cm" svg:y1="0.198cm" svg:x2="4.41cm" svg:y2="1.131cm"><text:p/></draw:line></text:p>
      <text:p text:style-name="Text_20_body"/>
      <text:p text:style-name="Text_20_body"><draw:frame text:anchor-type="paragraph" draw:z-index="26" draw:style-name="gr11" draw:text-style-name="P85" svg:width="6.211cm" svg:height="2.959cm" svg:x="0.009cm" svg:y="0.326cm"><draw:text-box><text:p text:style-name="P85"><text:span text:style-name="T7">display</text:span></text:p><text:p text:style-name="P85"><text:span text:style-name="T11">updates all the information on the display</text:span></text:p><text:p text:style-name="P85">maybe called several times during the session, every time something has changed</text:p></draw:text-box></draw:frame></text:p>
      <text:p text:style-name="Text_20_body"><draw:frame text:anchor-type="paragraph" draw:z-index="32" draw:style-name="gr12" draw:text-style-name="P85" svg:width="6.211cm" svg:height="1.994cm" svg:x="7.779cm" svg:y="0.365cm"><draw:text-box><text:p text:style-name="P85"><text:span text:style-name="T7">updatePanel()</text:span></text:p><text:p text:style-name="P85"><text:span text:style-name="T11"/></text:p><text:p text:style-name="P85"><text:span text:style-name="T11">calculations needed for updating the information on the panel</text:span></text:p></draw:text-box></draw:frame></text:p>
      <text:p text:style-name="Text_20_body"/>
      <text:p text:style-name="Text_20_body"/>
      <text:p text:style-name="Text_20_body"><draw:line text:anchor-type="paragraph" draw:z-index="31" draw:style-name="gr7" draw:text-style-name="P85" svg:x1="6.219cm" svg:y1="0.196cm" svg:x2="7.778cm" svg:y2="0.196cm"><text:p/></draw:line></text:p>
      <text:p text:style-name="Text_20_body"/>
      <text:p text:style-name="Text_20_body"/>
      <text:p text:style-name="Text_20_body"/>
      <text:p text:style-name="Text_20_body"/>
      <text:p text:style-name="Text_20_body"/>
      <text:p text:style-name="Text_20_body">(*)Note: in the call from the einsteinMain automatically the secuence __init__ -&gt; display is called. All panels are created and afterwards displayed.</text:p>
      <text:p text:style-name="Text_20_body"/>
      <text:h text:style-name="Heading_20_3" text:outline-level="3">Entry fields </text:h>
      <text:p text:style-name="Standard"/>
      <text:list text:style-name="L9">
        <text:list-item>
          <text:p text:style-name="P77">Quitamos hasunits. <text:line-break/>2. Usamos unitdict para esto. O sea: unitdict = 'TEMPERATURE' <text:line-break/>3. Si no se desea choice para las unidades, se hace unitdict=None</text:p>
        </text:list-item>
      </text:list>
      <text:p text:style-name="Text_20_body"/>
      <text:p text:style-name="Text_20_body"/>
      <text:p text:style-name="Text_20_body"/>
      <text:h text:style-name="P56" text:outline-level="2">Graphics (MatPlotLib)</text:h>
      <text:p text:style-name="P47"/>
      <text:p text:style-name="P47">There's no manual</text:p>
      <text:p text:style-name="P47">-&gt; examples</text:p>
      <text:p text:style-name="P47">-&gt; graphics.py</text:p>
      <text:p text:style-name="P47"/>
      <text:h text:style-name="Heading_20_3" text:outline-level="3">General graphic issues</text:h>
      <text:p text:style-name="Standard"/>
      <text:p text:style-name="Standard"/>
      <text:p text:style-name="Text_20_body">Graph styles:</text:p>
      <text:p text:style-name="Text_20_body"/>
      <text:p text:style-name="P36">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 text:c="14"/>size=wx.Size(360, 240), style=wx.TAB_TRAVERSAL|<text:span text:style-name="T7">wx.SUNKEN_BORDER</text:span>)</text:p>
      <text:p text:style-name="P47"/>
      <text:p text:style-name="P47"/>
      <text:p text:style-name="P47"/>
      <text:h text:style-name="Heading_20_3" text:outline-level="3">XY-Plots:</text:h>
      <text:p text:style-name="P47"/>
      <text:p text:style-name="P47">Created by function drawFigure in each panel.</text:p>
      <text:p text:style-name="P47"/>
      <text:p text:style-name="Text_20_body"/>
      <text:p text:style-name="P36">Colours:</text:p>
      <text:p text:style-name="Text_20_body"/>
      <text:p text:style-name="Text_20_body">Standard colours are defines with single letter:</text:p>
      <text:p text:style-name="Text_20_body"/>
      <text:p text:style-name="Text_20_body"><text:span text:style-name="Teletype">  b  : blue<text:line-break/>  g  : green<text:line-break/>  r  : red<text:line-break/>  c  : cyan<text:line-break/>  m  : magenta<text:line-break/>  y  : yellow<text:line-break/>  k  : black<text:line-break/>  w  : white</text:span> </text:p>
      <text:p text:style-name="Text_20_body"/>
      <text:p text:style-name="P51"><text:span text:style-name="Teletype">For a greater range of colors, you have two options.  You can<text:line-break/>specify the color using an html hex string, as in<text:line-break/> <text:line-break/>  color = '#eeefff'<text:line-break/> <text:line-break/>or you can pass an R,G,B tuple, where each of R,G,B are in the<text:line-break/>range [0,1].<text:line-break/> <text:line-break/>You can also use any legal html name for a color, like 'red',<text:line-break/>'burlywood' and 'chartreuse'<text:line-break/> <text:line-break/>The example below creates a subplot with a dark<text:line-break/>slate gray background<text:line-break/> <text:line-break/>   </text:span><text:a xlink:type="simple" xlink:href="http://matplotlib.sourceforge.net/matplotlib.pyplot.html#-subplot"><text:span text:style-name="Teletype">subplot</text:span></text:a><text:span text:style-name="Teletype">(111, axisbg=(0.1843, 0.3098, 0.3098))<text:line-break/> <text:line-break/>Here is an example that creates a pale turqoise title<text:line-break/> <text:line-break/>  </text:span><text:a xlink:type="simple" xlink:href="http://matplotlib.sourceforge.net/matplotlib.pyplot.html#-title"><text:span text:style-name="Teletype">title</text:span></text:a><text:span text:style-name="Teletype">('Is this the best color?', color='#afeeee')</text:span> </text:p>
      <text:p text:style-name="P51"/>
      <text:p text:style-name="P36">Lines:</text:p>
      <text:p text:style-name="Text_20_body"/>
      <text:p text:style-name="Text_20_body"><text:soft-page-break/><text:span text:style-name="Teletype">The following line styles are supported::<text:line-break/> <text:line-break/>    -     # solid line<text:line-break/>    --    # dashed line<text:line-break/>    -.    # dash-dot line<text:line-break/>    :     # dotted line<text:line-break/>    .     # points<text:line-break/>    ,     # pixels<text:line-break/>    o     # circle symbols<text:line-break/>    ^     # triangle up symbols<text:line-break/>    v     # triangle down symbols<text:line-break/>    &lt;     # triangle left symbols<text:line-break/>    &gt;     # triangle right symbols<text:line-break/>    s     # square symbols<text:line-break/>    +     # plus symbols<text:line-break/>    x     # cross symbols<text:line-break/>    D     # diamond symbols<text:line-break/>    d     # thin diamond symbols<text:line-break/>    1     # tripod down symbols<text:line-break/>    2     # tripod up symbols<text:line-break/>    3     # tripod left symbols<text:line-break/>    4     # tripod right symbols<text:line-break/>    h     # hexagon symbols<text:line-break/>    H     # rotated hexagon symbols<text:line-break/>    p     # pentagon symbols<text:line-break/>    |     # vertical line symbols<text:line-break/>    _     # horizontal line symbols<text:line-break/>    steps # use gnuplot style 'steps' # kwarg only</text:span> </text:p>
      <text:p text:style-name="Text_20_body"/>
      <text:p text:style-name="Text_20_body">Legend:</text:p>
      <text:p text:style-name="Text_20_body"/>
      <text:p text:style-name="Text_20_body"><text:bookmark text:name="-legend"/><text:span text:style-name="Strong_20_Emphasis">legend</text:span>(*args, **kwargs)</text:p>
      <text:p text:style-name="Text_20_body"><text:span text:style-name="Teletype">LEGEND(*args, **kwargs)<text:line-break/> <text:line-break/>Place a legend on the current axes at location loc.  Labels are a<text:line-break/>sequence of strings and loc can be a string or an integer specifying<text:line-break/>the legend location<text:line-break/> <text:line-break/>USAGE:<text:line-break/> <text:line-break/>  Make a legend with existing lines<text:line-break/> <text:line-break/>  &gt;&gt;&gt; </text:span><text:a xlink:type="simple" xlink:href="http://matplotlib.sourceforge.net/matplotlib.pyplot.html#-legend"><text:span text:style-name="Teletype">legend</text:span></text:a><text:span text:style-name="Teletype">()<text:line-break/> <text:line-break/>  legend by itself will try and build a legend using the label<text:line-break/>  property of the lines/patches/collections.  You can set the label of<text:line-break/>  a line by doing </text:span><text:a xlink:type="simple" xlink:href="http://matplotlib.sourceforge.net/matplotlib.pyplot.html#-plot"><text:span text:style-name="Teletype">plot</text:span></text:a><text:span text:style-name="Teletype">(x, y, label='my data') or line.set_label('my<text:line-break/>  data'). If label is set to '_nolegend_', the item will not be shown<text:line-break/>  in legend.<text:line-break/> <text:line-break/>    # automatically generate the legend from labels<text:line-break/>    </text:span><text:a xlink:type="simple" xlink:href="http://matplotlib.sourceforge.net/matplotlib.pyplot.html#-legend"><text:span text:style-name="Teletype">legend</text:span></text:a><text:span text:style-name="Teletype">( ('label1', 'label2', 'label3') )<text:line-break/> <text:line-break/>    # Make a legend for a list of lines and labels<text:line-break/>    </text:span><text:a xlink:type="simple" xlink:href="http://matplotlib.sourceforge.net/matplotlib.pyplot.html#-legend"><text:span text:style-name="Teletype">legend</text:span></text:a><text:span text:style-name="Teletype">( (line1, line2, line3), ('label1', 'label2', 'label3') )<text:line-break/> <text:line-break/>    # Make a legend at a given location, using a location argument<text:line-break/></text:span><text:soft-page-break/><text:span text:style-name="Teletype">    # </text:span><text:a xlink:type="simple" xlink:href="http://matplotlib.sourceforge.net/matplotlib.pyplot.html#-legend"><text:span text:style-name="Teletype">legend</text:span></text:a><text:span text:style-name="Teletype">( LABELS, LOC )  or<text:line-break/>    # </text:span><text:a xlink:type="simple" xlink:href="http://matplotlib.sourceforge.net/matplotlib.pyplot.html#-legend"><text:span text:style-name="Teletype">legend</text:span></text:a><text:span text:style-name="Teletype">( LINES, LABELS, LOC )<text:line-break/>    </text:span><text:a xlink:type="simple" xlink:href="http://matplotlib.sourceforge.net/matplotlib.pyplot.html#-legend"><text:span text:style-name="Teletype">legend</text:span></text:a><text:span text:style-name="Teletype">( ('label1', 'label2', 'label3'), loc='upper left')<text:line-break/>    </text:span><text:a xlink:type="simple" xlink:href="http://matplotlib.sourceforge.net/matplotlib.pyplot.html#-legend"><text:span text:style-name="Teletype">legend</text:span></text:a><text:span text:style-name="Teletype">( (line1, line2, line3),  ('label1', 'label2', 'label3'), loc=2)<text:line-break/> <text:line-break/>The location codes are<text:line-break/> <text:line-break/>  'best'         : 0,<text:line-break/>  'upper right'  : 1,<text:line-break/>  'upper left'   : 2,<text:line-break/>  'lower left'   : 3,<text:line-break/>  'lower right'  : 4,<text:line-break/>  'right'        : 5,<text:line-break/>  'center left'  : 6,<text:line-break/>  'center right' : 7,<text:line-break/>  'lower center' : 8,<text:line-break/>  'upper center' : 9,<text:line-break/>  'center'       : 10,<text:line-break/> <text:line-break/>If none of these are suitable, loc can be a 2-tuple giving x,y<text:line-break/>in axes coords, ie,<text:line-break/> <text:line-break/>  loc = 0, 1 is left top<text:line-break/>  loc = 0.5, 0.5 is center, center<text:line-break/> <text:line-break/>and so on.  The following kwargs are supported:<text:line-break/> <text:line-break/>isaxes=True           # whether this is an axes legend<text:line-break/>numpoints = 4         # the number of points in the legend line<text:line-break/>prop = FontProperties(size='smaller')  # the font property<text:line-break/>pad = 0.2             # the fractional whitespace inside the legend border<text:line-break/>markerscale = 0.6     # the relative size of legend markers vs. original<text:line-break/>shadow                # if True, draw a shadow behind legend<text:line-break/>labelsep = 0.005     # the vertical space between the legend entries<text:line-break/>handlelen = 0.05     # the length of the legend lines<text:line-break/>handletextsep = 0.02 # the space between the legend line and legend text<text:line-break/>axespad = 0.02       # the border between the axes and legend edge</text:span></text:p>
      <text:p text:style-name="Text_20_body">Text:</text:p>
      <text:p text:style-name="Text_20_body"/>
      <text:p text:style-name="Text_20_body"><text:bookmark text:name="-text"/><text:span text:style-name="Strong_20_Emphasis">text</text:span>(*args, **kwargs)</text:p>
      <text:p text:style-name="Text_20_body"><text:span text:style-name="Teletype">TEXT(x, y, s, fontdict=None, **kwargs)<text:line-break/> <text:line-break/>Add text in string s to axis at location x,y (data coords)<text:line-break/> <text:line-break/>  fontdict is a dictionary to override the default text properties.<text:line-break/>  If fontdict is None, the defaults are determined by your rc<text:line-break/>  parameters.<text:line-break/> <text:line-break/>  withdash=True will create a TextWithDash instance instead<text:line-break/>  of a Text instance.<text:line-break/> <text:line-break/>Individual keyword arguments can be used to override any given<text:line-break/>parameter<text:line-break/> <text:line-break/>    </text:span><text:a xlink:type="simple" xlink:href="http://matplotlib.sourceforge.net/matplotlib.pyplot.html#-text"><text:span text:style-name="Teletype">text</text:span></text:a><text:span text:style-name="Teletype">(x, y, s, fontsize=12)<text:line-break/> <text:line-break/></text:span><text:soft-page-break/><text:span text:style-name="Teletype">The default transform specifies that text is in data coords,<text:line-break/>alternatively, you can specify text in axis coords (0,0 lower left and<text:line-break/>1,1 upper right).  The example below places text in the center of the<text:line-break/>axes<text:line-break/> <text:line-break/>    </text:span><text:a xlink:type="simple" xlink:href="http://matplotlib.sourceforge.net/matplotlib.pyplot.html#-text"><text:span text:style-name="Teletype">text</text:span></text:a><text:span text:style-name="Teletype">(0.5, 0.5,'matplotlib',<text:line-break/>         horizontalalignment='center',<text:line-break/>         verticalalignment='center',<text:line-break/>         transform = ax.transAxes,<text:line-break/>    )<text:line-break/> <text:line-break/> <text:line-break/>You can put a rectangular box around the text instance (eg to<text:line-break/>set a background color) by using the keyword bbox.  bbox is a<text:line-break/>dictionary of patches.Rectangle properties (see help<text:line-break/>for Rectangle for a list of these).  For example<text:line-break/> <text:line-break/> </text:span><text:a xlink:type="simple" xlink:href="http://matplotlib.sourceforge.net/matplotlib.pyplot.html#-text"><text:span text:style-name="Teletype">text</text:span></text:a><text:span text:style-name="Teletype">(x, y, s, bbox=dict(facecolor='red', alpha=0.5))<text:line-break/> <text:line-break/>Valid kwargs are Text properties<text:line-break/>    alpha: float<text:line-break/>    animated: [True | False]<text:line-break/>    axes: an axes instance<text:line-break/>    backgroundcolor: any matplotlib color<text:line-break/>    bbox: rectangle prop dict plus key 'pad' which is a pad in points<text:line-break/>    clip_box: a matplotlib.transform.Bbox instance<text:line-break/>    clip_on: [True | False]<text:line-break/>    clip_path: a Path instance and a Transform instance, a Patch<text:line-break/>    color: any matplotlib color<text:line-break/>    contains: unknown<text:line-break/>    family: [ 'serif' | 'sans-serif' | 'cursive' | 'fantasy' | 'monospace' ]<text:line-break/>    figure: a matplotlib.figure.Figure instance<text:line-break/>    fontproperties: a matplotlib.font_manager.FontProperties instance<text:line-break/>    horizontalalignment or ha: [ 'center' | 'right' | 'left' ]<text:line-break/>    label: any string<text:line-break/>    linespacing: float<text:line-break/>    lod: [True | False]<text:line-break/>    multialignment: ['left' | 'right' | 'center' ]<text:line-break/>    name or fontname: string eg, ['Sans' | 'Courier' | 'Helvetica' ...]<text:line-break/>    picker: [None|float|boolean|callable]<text:line-break/>    position: (x,y)<text:line-break/>    rotation: [ angle in degrees 'vertical' | 'horizontal'<text:line-break/>    size or fontsize: [ size in points | relative size eg 'smaller', 'x-large' ]<text:line-break/>    style or fontstyle: [ 'normal' | 'italic' | 'oblique']<text:line-break/>    text: string or anything printable with '%s' conversion<text:line-break/>    transform: a matplotlib.transform transformation instance<text:line-break/>    variant: [ 'normal' | 'small-caps' ]<text:line-break/>    verticalalignment or va: [ 'center' | 'top' | 'bottom' | 'baseline' ]<text:line-break/>    visible: [True | False]<text:line-break/>    weight or fontweight: [ 'normal' | 'bold' | 'heavy' | 'light' | 'ultrabold' | 'ultralight']<text:line-break/>    x: float<text:line-break/>    y: float<text:line-break/>    zorder: any number</text:span></text:p>
      <text:p text:style-name="Text_20_body"/>
      <text:p text:style-name="Text_20_body"><text:soft-page-break/>Example with drawFigure:</text:p>
      <text:p text:style-name="Text_20_body"/>
      <text:p text:style-name="Text_20_body">#------------------------------------------------------------------------------<text:tab/><text:tab/></text:p>
      <text:p text:style-name="Text_20_body">def drawFigure(self):</text:p>
      <text:p text:style-name="Text_20_body">#------------------------------------------------------------------------------</text:p>
      <text:p text:style-name="Text_20_body"># <text:s text:c="2"/>defines the figures to be plotted</text:p>
      <text:p text:style-name="Text_20_body">#------------------------------------------------------------------------------<text:tab/><text:tab/></text:p>
      <text:p text:style-name="Text_20_body"/>
      <text:p text:style-name="Text_20_body"><text:s text:c="4"/>if not hasattr(self, 'subplot'):</text:p>
      <text:p text:style-name="Text_20_body"><text:s text:c="8"/>self.subplot = self.figure.add_subplot(1,1,1)</text:p>
      <text:p text:style-name="Text_20_body"/>
      <text:p text:style-name="Text_20_body"><text:s text:c="4"/>self.subplot.plot(Status.int.GData['EA4b Plot'][0],</text:p>
      <text:p text:style-name="Text_20_body"><text:s text:c="22"/>Status.int.GData['EA4b Plot'][1],</text:p>
      <text:p text:style-name="Text_20_body"><text:s text:c="22"/>'gs-', label='UPH', linewidth=2)</text:p>
      <text:p text:style-name="Text_20_body"><text:s text:c="4"/>self.subplot.plot(Status.int.GData['EA4b Plot'][0],</text:p>
      <text:p text:style-name="Text_20_body"><text:s text:c="22"/>Status.int.GData['EA4b Plot'][2],</text:p>
      <text:p text:style-name="Text_20_body"><text:s text:c="22"/>'ob--', label='UPH proc', linewidth=2)</text:p>
      <text:p text:style-name="Text_20_body"><text:s text:c="4"/>self.subplot.plot(Status.int.GData['EA4b Plot'][0],</text:p>
      <text:p text:style-name="Text_20_body"><text:s text:c="22"/>Status.int.GData['EA4b Plot'][3],</text:p>
      <text:p text:style-name="Text_20_body"><text:s text:c="22"/>'rd--', label='USH', linewidth=2)</text:p>
      <text:p text:style-name="Text_20_body"/>
      <text:p text:style-name="Text_20_body"># <text:s text:c="3"/>self.subplot.axis([0, 100, 0, 3e+7])</text:p>
      <text:p text:style-name="Text_20_body"><text:s text:c="4"/>self.subplot.legend()</text:p>
      <text:p text:style-name="Text_20_body">##########################################################3</text:p>
      <text:p text:style-name="Text_20_body">'gs-', label='UPH', linewidth=2 #green line, square dot, continuous line , g stays for green, s #for square, can be interchanged</text:p>
      <text:p text:style-name="Text_20_body"/>
      <text:p text:style-name="Text_20_body">'g-', label='UPH', linewidth=2 #green line, without dot, continuous line , g stays for green</text:p>
      <text:p text:style-name="Text_20_body"/>
      <text:p text:style-name="Text_20_body">'g-', label='UPH', linewidth=2 #green line, without dot, discontinuous line , g stays for green</text:p>
      <text:p text:style-name="Text_20_body"/>
      <text:p text:style-name="Text_20_body">'go-', label='UPH', linewidth=2 #green line, circle dot, continuous line , g stays for green, o for circle, can be interchanged by position</text:p>
      <text:p text:style-name="Text_20_body">See colours and linetypes above: Lines and Colours.</text:p>
      <text:p text:style-name="Text_20_body"/>
      <text:p text:style-name="Text_20_body"/>
      <text:h text:style-name="P56" text:outline-level="2">Automatic report generation from the EINSTEIN tool</text:h>
      <text:p text:style-name="P47"/>
      <text:p text:style-name="P47">The EINSTEIN tool communicates with the OpenOffice report template via data tables in the GData array, marked by a <text:span text:style-name="T14">key </text:span>(= some text string like e.g. “MyData”).</text:p>
      <text:p text:style-name="P47"/>
      <text:p text:style-name="P47">If there exists a corresponding field in the OpenOffice template, then EINSTEIN during report generation will copy the data from the GData array into the marked spreadsheet cells.</text:p>
      <text:p text:style-name="P47"/>
      <text:p text:style-name="P47">Rules to be followed for that this works:</text:p>
      <text:p text:style-name="P47"/>
      <text:list text:style-name="L10">
        <text:list-item>
          <text:p text:style-name="P78">The arrays in GData and in the spreadsheet have to have exactly the same size (number of rows and columns). Combined cells in the spreadsheet count hereby as ONE cell !!!</text:p>
          <text:p text:style-name="P78"/>
        </text:list-item>
        <text:list-item>
          <text:p text:style-name="P78">The field in the spreadsheet has to be marked with a name corresponding to the GDATA – key. If key = “MyData”, then the name has to be name = “<text:span text:style-name="T7">KEY_</text:span>MyData”.</text:p>
          <text:p text:style-name="P78"/>
          <text:p text:style-name="P78">How to mark cells in the spreadsheet ?</text:p>
          <text:p text:style-name="P78"/>
          <text:p text:style-name="P78">a) select the cell range. In the so-called “name-box” at the left of the OpenOffice status bar appears the cell range in a form like “C12:P21”. You can overwrite this and instead of “C12:P21” give the cell range some name. This in our case should be then “KEY_MyData”.</text:p>
          <text:p text:style-name="P78"/>
          <text:p text:style-name="P78">b) later on you can modify the name or the corresponding cell range by the menu-option “insert – names – define”.</text:p>
          <text:p text:style-name="P78"/>
        </text:list-item>
        <text:list-item>
          <text:p text:style-name="P78">Data have to written into the GData array BEFORE the report creating function (in panelReport) is called. This is done within the function <text:span text:style-name="T7">prepareDataForReport()</text:span> within control.py</text:p>
          <text:p text:style-name="P78"/>
          <text:p text:style-name="P78">Within this function for example the different <text:span text:style-name="T7">initPanel()</text:span> functions of the modules EA and CS can be called, so that automatically the GData entries from the EA and CS panels will be available.</text:p>
          <text:p text:style-name="P78"/>
          <text:p text:style-name="P78"/>
          <text:p text:style-name="P78"/>
        </text:list-item>
      </text:list>
      <text:p text:style-name="P47"/>
      <text:h text:style-name="P55"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50">http://sourceforge.net/projects/matplotlib/</text:p>
      <text:p text:style-name="Text_20_body"/>
      <text:p text:style-name="Text_20_body">d) numpy library</text:p>
      <text:p text:style-name="Text_20_body"/>
      <text:p text:style-name="P50">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9">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3">#import the einstein database<text:line-break/><text:span text:style-name="T7">source &lt;path&gt;\einsteinDB_v000.txt </text:span><text:line-break/></text:p>
      <text:p text:style-name="Text_20_body"/>
      <text:p text:style-name="P29">b) From Windows Command line:</text:p>
      <text:p text:style-name="P23"/>
      <text:p text:style-name="P23">#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3"/>
      <text:h text:style-name="Heading_20_3" text:outline-level="3">How to fill database with basic data set</text:h>
      <text:p text:style-name="Standard"/>
      <text:p text:style-name="P46">Go to the folder tmp_dev (within the Pyhton code)</text:p>
      <text:p text:style-name="P46">Execute one after the other the different files “datafill___.py” (by just double clicking on the files).</text:p>
      <text:p text:style-name="P30"/>
      <text:h text:style-name="Heading_20_3" text:outline-level="3">How to check data manually from MySQL query browser</text:h>
      <text:p text:style-name="Standard"/>
      <text:p text:style-name="P30">Open <text:span text:style-name="T7">MySQL Query Browser</text:span></text:p>
      <text:p text:style-name="P31"/>
      <text:p text:style-name="P44">Select data base and table</text:p>
      <text:p text:style-name="P44"/>
      <text:p text:style-name="P44">Execute query, e.g.:</text:p>
      <text:p text:style-name="P45">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51">In order to do a DUMP of the SQL database the following should be executed in the <text:s/>command window (black ) (cmd):</text:p>
      <text:p text:style-name="P51"><text:s/><text:line-break/><text:line-break/>Execute:<text:line-break/><text:line-break/><text:span text:style-name="T7">&gt; mysqldump --opt --user=root einstein &gt;database.sql </text:span></text:p>
      <text:p text:style-name="P23"/>
      <text:p text:style-name="P23">(optional --password=yourpassword should be put if the database is passwd protected)</text:p>
      <text:p text:style-name="P23"/>
      <text:p text:style-name="P23">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3"/>
      <text:p text:style-name="P23">C:\Archivos de programa\MySQL\MySQL Server 5.0\bin <text:line-break/></text:p>
      <text:p text:style-name="P23">and execute the <text:span text:style-name="T7">mysqldump</text:span> command there.</text:p>
      <text:p text:style-name="P23"/>
      <text:h text:style-name="Heading_20_3" text:outline-level="3">Restore database from dump</text:h>
      <text:p text:style-name="P23"/>
      <text:p text:style-name="P23">Open the command window (cmd).</text:p>
      <text:p text:style-name="P23">Execute:</text:p>
      <text:p text:style-name="P23"/>
      <text:p text:style-name="P37">mysql --user=root </text:p>
      <text:p text:style-name="P41"><text:soft-page-break/>(---&gt; cursor changes to mysql&gt;)</text:p>
      <text:p text:style-name="P41"/>
      <text:p text:style-name="P37"><text:span text:style-name="T11">mysql&gt; </text:span>create database einstein;</text:p>
      <text:p text:style-name="P37"><text:span text:style-name="T11">mysql&gt; </text:span>use einstein;</text:p>
      <text:p text:style-name="P37"><text:span text:style-name="T11">mysql&gt; </text:span>source C:\dumpdatabase.sql </text:p>
      <text:p text:style-name="P23"/>
      <text:p text:style-name="P23">This creates the database <text:span text:style-name="T7">einstein</text:span> from <text:span text:style-name="T7">dumpdatabase.sql</text:span>.</text:p>
      <text:p text:style-name="P23"/>
      <text:p text:style-name="P23">You can check if database created:</text:p>
      <text:p text:style-name="P23"/>
      <text:p text:style-name="P37"><text:span text:style-name="T11">mysql&gt; </text:span>show databases; -&gt; <text:span text:style-name="T11">shows the existing databases</text:span></text:p>
      <text:p text:style-name="P37"/>
      <text:p text:style-name="P37"/>
      <text:h text:style-name="Heading_20_2" text:outline-level="2">How to build an installer package</text:h>
      <text:p text:style-name="P37"/>
      <text:p text:style-name="P14">Sólo para recordarte. El fichero de generación, que yo he llamado einstein.sql en el bat, es un dump común y corriente, pero debe llevar al principio los comandos sql para borrar y crear una bd nueva: <text:line-break/></text:p>
      <text:p text:style-name="P64"><text:line-break/>DROP DATABASE IF EXISTS einstein; <text:line-break/>CREATE DATABASE einstein; <text:line-break/>USE einstein; </text:p>
      <text:p text:style-name="P64"/>
      <text:p text:style-name="P14"/>
      <text:h text:style-name="P55"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55"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text:style-name="L11">
        <text:list-item>
          <text:p text:style-name="P79">in Q2, electricity and fuels are treated separately; NO electricity will be entered in the fuel questionnaire. FETFuel and FETel is stored separately in qfuel and qelectricity / cgeneraldata.</text:p>
        </text:list-item>
        <text:list-item>
          <text:p text:style-name="P79">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text:style-name="L12">
        <text:list-item>
          <text:p text:style-name="P80">if there is a fuel specified, then COP = USHj / FETFuel_j; parasitic electricity consumption is ignored in the COP calculation</text:p>
        </text:list-item>
        <text:list-item>
          <text:p text:style-name="P80">if there is NO fuel specified (electricity the only energy source), then </text:p>
          <text:p text:style-name="P80">COP = USHj / FETel_j</text:p>
        </text:list-item>
      </text:list>
      <text:p text:style-name="Text_20_body"/>
      <text:p text:style-name="Text_20_body"/>
      <text:h text:style-name="P56"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2">Flag</text:p>
          </table:table-cell>
          <table:table-cell table:style-name="Table2.A1" office:value-type="string">
            <text:p text:style-name="P22">Indicates ...:</text:p>
          </table:table-cell>
          <table:table-cell table:style-name="Table2.C1" office:value-type="string">
            <text:p text:style-name="P22">Set / Cleared in:</text:p>
          </table:table-cell>
        </table:table-row>
        <table:table-row>
          <table:table-cell table:style-name="Table2.A2" office:value-type="string">
            <text:p text:style-name="P19">StatusCC</text:p>
          </table:table-cell>
          <table:table-cell table:style-name="Table2.A2" office:value-type="string">
            <text:p text:style-name="P19">Consistency check concluded.</text:p>
            <text:p text:style-name="P19">Annual energy balances are updated for Ano = 0</text:p>
          </table:table-cell>
          <table:table-cell table:style-name="Table2.C2" office:value-type="string">
            <text:p text:style-name="P19">Set to 1 in ModuleCC</text:p>
            <text:p text:style-name="P19">Set to 0, when original data set for present state is changed</text:p>
            <text:p text:style-name="P19"/>
            <text:p text:style-name="P19">-&gt; to be assured that the CC module calculates the parameters such as PEC/PET that are not directly involved in the check procedure</text:p>
          </table:table-cell>
        </table:table-row>
        <table:table-row>
          <table:table-cell table:style-name="Table2.A2" office:value-type="string">
            <text:p text:style-name="P19">StatusEnergy</text:p>
          </table:table-cell>
          <table:table-cell table:style-name="Table2.A2" office:value-type="string">
            <text:p text:style-name="P19">Annual energy balance of an Alternative is up to date</text:p>
          </table:table-cell>
          <table:table-cell table:style-name="Table2.C2" office:value-type="string">
            <text:p text:style-name="P19">Set to 1 in calcEqEnergyBalances (EA)</text:p>
            <text:p text:style-name="P19">Set to 0 whenever something is changed in the system</text:p>
            <text:p text:style-name="P19">-&gt; changeInCascade()</text:p>
            <text:p text:style-name="P19">-&gt; edit of alternative in Q [to be implemented !!!]</text:p>
          </table:table-cell>
        </table:table-row>
        <table:table-row>
          <table:table-cell table:style-name="Table2.A2" office:value-type="string">
            <text:p text:style-name="P19">CascadeUpdateLevel (int)</text:p>
          </table:table-cell>
          <table:table-cell table:style-name="Table2.A2" office:value-type="string">
            <text:p text:style-name="P19">Detailed (hourly and temp.dependent) USHj/FETj data available up to level X in the equipment cascade</text:p>
            <text:p text:style-name="P19">-1: Demand profile for heat supply cascade not yet created</text:p>
          </table:table-cell>
          <table:table-cell table:style-name="Table2.C2" office:value-type="string">
            <text:p text:style-name="P19">- Set by calc.EnergyFlows</text:p>
            <text:p text:style-name="P19">- Set from -1 to 0 by createAggregateDemand</text:p>
            <text:p text:style-name="P19">- Lowered by changeInCascade()</text:p>
            <text:p text:style-name="P19">- Set to -1 by default (start-up of code) </text:p>
            <text:p text:style-name="P19">- Set to 0 in initCascadeArrays()</text:p>
          </table:table-cell>
        </table:table-row>
        <table:table-row>
          <table:table-cell table:style-name="Table2.A2" office:value-type="string">
            <text:p text:style-name="P19">StatusCC</text:p>
          </table:table-cell>
          <table:table-cell table:style-name="Table2.A2" office:value-type="string">
            <text:p text:style-name="P19">Consistency Checked</text:p>
            <text:p text:style-name="P19">-&gt; automatically calls moduleEA.update(),</text:p>
            <text:p text:style-name="P19">and this procData.calculateYearlyDemand()</text:p>
          </table:table-cell>
          <table:table-cell table:style-name="Table2.C2" office:value-type="string">
            <text:p text:style-name="P19">OK in PanelCC</text:p>
          </table:table-cell>
        </table:table-row>
        <table:table-row>
          <table:table-cell table:style-name="Table2.A2" office:value-type="string">
            <text:p text:style-name="P19">Schedules.</text:p>
            <text:p text:style-name="P19">OutOfDate</text:p>
          </table:table-cell>
          <table:table-cell table:style-name="Table2.A2" office:value-type="string">
            <text:p text:style-name="P19">Process schedules do not correspond to</text:p>
            <text:p text:style-name="P19">current alternative</text:p>
          </table:table-cell>
          <table:table-cell table:style-name="Table2.C2" office:value-type="string">
            <text:p text:style-name="P19"/>
            <text:p text:style-name="P19">Cleared in SetActiveAlternative</text:p>
          </table:table-cell>
        </table:table-row>
      </table:table>
      <text:p text:style-name="Text_20_body"/>
      <text:p text:style-name="P83"><draw:line text:anchor-type="paragraph" draw:z-index="50" draw:style-name="gr7" draw:text-style-name="P85" svg:x1="10.76cm" svg:y1="10.148cm" svg:x2="10.76cm" svg:y2="11.289cm"><text:p/></draw:line><draw:line text:anchor-type="paragraph" draw:z-index="45" draw:style-name="gr7" draw:text-style-name="P85" svg:x1="7.306cm" svg:y1="12.067cm" svg:x2="7.862cm" svg:y2="12.093cm"><text:p/></draw:line><draw:line text:anchor-type="paragraph" draw:z-index="44" draw:style-name="gr14" draw:text-style-name="P85" svg:x1="7.306cm" svg:y1="12.067cm" svg:x2="7.306cm" svg:y2="17.359cm"><text:p/></draw:line><draw:line text:anchor-type="paragraph" draw:z-index="43" draw:style-name="gr14" draw:text-style-name="P85" svg:x1="6.191cm" svg:y1="17.386cm" svg:x2="7.306cm" svg:y2="17.358cm"><text:p/></draw:line><draw:frame text:anchor-type="paragraph" draw:z-index="42" draw:style-name="gr6" draw:text-style-name="P85" svg:width="6.157cm" svg:height="1.087cm" svg:x="0.035cm" svg:y="16.833cm"><draw:text-box><text:p text:style-name="P85"><text:span text:style-name="T7">energyStatistics:</text:span></text:p><text:p text:style-name="P85">EA4c (cumulative HD)</text:p></draw:text-box></draw:frame><draw:frame text:anchor-type="paragraph" draw:z-index="41" draw:style-name="gr15" draw:text-style-name="P85" svg:width="6.157cm" svg:height="0.683cm" svg:x="7.833cm" svg:y="20.911cm"><draw:text-box><text:p text:style-name="P85"><text:span text:style-name="T7">Module Energy</text:span></text:p></draw:text-box></draw:frame><draw:frame text:anchor-type="paragraph" draw:z-index="40" draw:style-name="gr6" draw:text-style-name="P85" svg:width="6.157cm" svg:height="1.087cm" svg:x="7.833cm" svg:y="17.582cm"><draw:text-box><text:p text:style-name="P85"><text:span text:style-name="T7">Change in the system</text:span></text:p><text:p text:style-name="P85"><text:span text:style-name="T11">Q+OK, DA's</text:span></text:p></draw:text-box></draw:frame><draw:frame text:anchor-type="paragraph" draw:z-index="39" draw:style-name="gr6" draw:text-style-name="P85" svg:width="6.157cm" svg:height="1.087cm" svg:x="7.833cm" svg:y="9.061cm"><draw:text-box><text:p text:style-name="P85"><text:span text:style-name="T7">HC design</text:span></text:p><text:p text:style-name="P85"><text:span text:style-name="T11">(calculates when needed)</text:span></text:p></draw:text-box></draw:frame><draw:frame text:anchor-type="paragraph" draw:z-index="38" draw:style-name="gr1" svg:width="6.1cm" svg:height="1.982cm" svg:x="7.862cm" svg:y="13.266cm"><draw:text-box><text:p text:style-name="P85"><text:span text:style-name="T7">Obtain net heat demand</text:span></text:p><text:p text:style-name="P85"><text:span text:style-name="T11">-&gt; HR Module</text:span></text:p><text:p text:style-name="P85"><text:span text:style-name="T7">+ demand at pipe entry (after HR)</text:span></text:p></draw:text-box></draw:frame><draw:frame text:anchor-type="paragraph" draw:z-index="37" draw:style-name="gr1" svg:width="6.1cm" svg:height="1.978cm" svg:x="7.862cm" svg:y="11.289cm"><draw:text-box><text:p text:style-name="P85"><text:span text:style-name="T7">Obtain gross heat demand II</text:span></text:p><text:p text:style-name="P85"><text:span text:style-name="T11">schedules.create()</text:span></text:p><text:p text:style-name="P85"><text:span text:style-name="T11">calculateAggregateDemand()</text:span></text:p><text:p text:style-name="P85"><text:span text:style-name="T7">(before HR)</text:span></text:p></draw:text-box></draw:frame><draw:line text:anchor-type="paragraph" draw:z-index="36" draw:style-name="gr7" draw:text-style-name="P85" svg:x1="6.917cm" svg:y1="12.749cm" svg:x2="6.107cm" svg:y2="12.749cm"><text:p/></draw:line><draw:line text:anchor-type="paragraph" draw:z-index="35" draw:style-name="gr14" draw:text-style-name="P85" svg:x1="6.888cm" svg:y1="4.798cm" svg:x2="6.916cm" svg:y2="12.75cm"><text:p/></draw:line><draw:line text:anchor-type="paragraph" draw:z-index="34" draw:style-name="gr14" draw:text-style-name="P85" svg:x1="6.888cm" svg:y1="4.798cm" svg:x2="6.916cm" svg:y2="12.75cm"><text:p/></draw:line><draw:frame text:anchor-type="paragraph" draw:z-index="22" draw:style-name="gr1" svg:width="6.1cm" svg:height="1.978cm" svg:x="0.007cm" svg:y="11.845cm"><draw:text-box><text:p text:style-name="P85"><text:span text:style-name="T7">Obtain gross heat demand I</text:span></text:p><text:p text:style-name="P85"><text:span text:style-name="T11">calculateYearlyDemand()</text:span></text:p><text:p text:style-name="P85"><text:span text:style-name="T7">(before HR)</text:span></text:p><text:p text:style-name="P85"/></draw:text-box></draw:frame><draw:line text:anchor-type="paragraph" draw:z-index="21" draw:style-name="gr7" draw:text-style-name="P85" svg:x1="3.295cm" svg:y1="2.681cm" svg:x2="7.11cm" svg:y2="3.656cm"><text:p/></draw:line><draw:line text:anchor-type="paragraph" draw:z-index="20" draw:style-name="gr7" draw:text-style-name="P85" svg:x1="10.982cm" svg:y1="2.625cm" svg:x2="7.11cm" svg:y2="3.657cm"><text:p/></draw:line><draw:frame text:anchor-type="paragraph" draw:z-index="19" draw:style-name="gr9" draw:text-style-name="P85" svg:width="6.1cm" svg:height="1.082cm" svg:x="7.862cm" svg:y="15.272cm"><draw:text-box><text:p text:style-name="P85"><text:span text:style-name="T7">calculateEnergyFlows(n)</text:span></text:p><text:p text:style-name="P85">cascadeUpdateLevel = n</text:p></draw:text-box></draw:frame><draw:line text:anchor-type="paragraph" draw:z-index="18" draw:style-name="gr8" draw:text-style-name="P85" svg:x1="7.89cm" svg:y1="22.707cm" svg:x2="6.135cm" svg:y2="22.709cm"><text:p/></draw:line><draw:line text:anchor-type="paragraph" draw:z-index="17" draw:style-name="gr7" draw:text-style-name="P85" svg:x1="3.212cm" svg:y1="20.426cm" svg:x2="3.212cm" svg:y2="21.761cm"><text:p/></draw:line><draw:frame text:anchor-type="paragraph" draw:z-index="16" draw:style-name="gr6" draw:text-style-name="P85" svg:width="6.157cm" svg:height="1.087cm" svg:x="0.007cm" svg:y="19.339cm"><draw:text-box><text:p text:style-name="P85"><text:span text:style-name="T7">energyStatistics:</text:span></text:p><text:p text:style-name="P85">EA1,EA2,EA3</text:p></draw:text-box></draw:frame><draw:frame text:anchor-type="paragraph" draw:z-index="15" draw:style-name="gr5" draw:text-style-name="P85" svg:width="6.1cm" svg:height="1.22cm" svg:x="7.862cm" svg:y="18.863cm"><draw:text-box><text:p text:style-name="P85"><text:span text:style-name="T7"><text:s/></text:span><text:span text:style-name="T7">changeInCascade(n')</text:span></text:p><text:p text:style-name="P85">cascadeUpdateLevel = n'-1</text:p></draw:text-box></draw:frame><draw:frame text:anchor-type="paragraph" draw:z-index="14" draw:style-name="gr1" svg:width="6.1cm" svg:height="1.671cm" svg:x="0.035cm" svg:y="21.761cm"><draw:text-box><text:p text:style-name="P85"><text:span text:style-name="T7">calcEqEnergyBalances</text:span></text:p><text:p text:style-name="P85"/><text:p text:style-name="P85">StatusEnergy = 1</text:p></draw:text-box></draw:frame><draw:frame text:anchor-type="paragraph" draw:z-index="13" draw:style-name="gr1" svg:width="6.1cm" svg:height="1.671cm" svg:x="7.89cm" svg:y="21.763cm"><draw:text-box><text:p text:style-name="P85"><text:span text:style-name="T7">runSimulation(last = NEquipe)</text:span></text:p><text:p/><text:p text:style-name="P85">cascadeUpdateLevel = NEquipe</text:p></draw:text-box></draw:frame><draw:frame text:anchor-type="paragraph" draw:z-index="12" draw:style-name="gr4" draw:text-style-name="P85" svg:width="6.1cm" svg:height="0.724cm" svg:x="7.888cm" svg:y="5.884cm"><draw:text-box><text:p text:style-name="P85"><text:span text:style-name="T7">Alternative 1-N: new proposals</text:span></text:p></draw:text-box></draw:frame><draw:frame text:anchor-type="paragraph" draw:z-index="11" draw:style-name="gr4" draw:text-style-name="P85" svg:width="6.1cm" svg:height="0.724cm" svg:x="0.007cm" svg:y="5.858cm"><draw:text-box><text:p text:style-name="P85"><text:span text:style-name="T7">Alternative 0: present state</text:span></text:p></draw:text-box></draw:frame><draw:frame text:anchor-type="paragraph" draw:z-index="10" draw:style-name="gr3" draw:text-style-name="P85" svg:width="6.1cm" svg:height="1.142cm" svg:x="4.297cm" svg:y="3.657cm"><draw:text-box><text:p text:style-name="P85"><text:span text:style-name="T7">Load status of project</text:span></text:p><text:p text:style-name="P85">StatusEnergy = ?</text:p></draw:text-box></draw:frame><draw:frame text:anchor-type="paragraph" draw:z-index="9" draw:style-name="gr1" svg:width="6.1cm" svg:height="1.855cm" svg:x="0.007cm" svg:y="9.338cm"><draw:text-box><text:p text:style-name="P85"><text:span text:style-name="T7">Post-processing of</text:span></text:p><text:p text:style-name="P85"><text:span text:style-name="T7">Consistency check</text:span></text:p><text:p text:style-name="P85"><text:span text:style-name="T17">(ModuleEA-&gt;calcEq.En.Balances)</text:span></text:p><text:p text:style-name="P85">-&gt; StatusEnergy = 1</text:p></draw:text-box></draw:frame><draw:frame text:anchor-type="paragraph" draw:z-index="8" draw:style-name="gr2" draw:text-style-name="P85" svg:width="6.1cm" svg:height="1.486cm" svg:x="7.89cm" svg:y="1.483cm"><draw:text-box><text:p text:style-name="P85"><text:span text:style-name="T7">New Alternative / Project selected</text:span></text:p><text:p text:style-name="P85">cascadeUpdateLevel = 0</text:p></draw:text-box></draw:frame><draw:frame text:anchor-type="paragraph" draw:z-index="7" draw:style-name="gr2" draw:text-style-name="P85" svg:width="6.1cm" svg:height="1.142cm" svg:x="0.009cm" svg:y="1.54cm"><draw:text-box><text:p text:style-name="P85"><text:span text:style-name="T7">New EINSTEIN Session</text:span></text:p><text:p text:style-name="P85">cascadeUpdateLevel = 0</text:p></draw:text-box></draw:frame><draw:frame text:anchor-type="paragraph" draw:z-index="6" draw:style-name="gr1" svg:width="6.1cm" svg:height="1.671cm" svg:x="0.007cm" svg:y="7.391cm"><draw:text-box><text:p text:style-name="P85"><text:span text:style-name="T7">Consistency check</text:span></text:p><text:p/><text:p text:style-name="P85">-&gt; StatusCC = 1</text:p></draw:text-box></draw:frame>Flow chart: energy calculations</text:p>
      <text:h text:style-name="P56" text:outline-level="2">Units</text:h>
      <text:p text:style-name="Text_20_body"/>
      <text:p text:style-name="Text_20_body">EINSTEIN modules internally use strictly SI units, except for energy (kWh) and time (h):</text:p>
      <text:p text:style-name="Text_20_body"><text:line-break/>In the user interface in some cases the kWh is used as a default unit for energy, and in some cases the kJ:</text:p>
      <text:p text:style-name="Text_20_body"><text:line-break/>-&gt; ENERGY is given by default in kWh (or MWh)</text:p>
      <text:p text:style-name="Text_20_body"><text:line-break/>-&gt; Specific Energy (heat, enthalpy) is given in kJ/kg or kJ/kgK</text:p>
      <text:p text:style-name="Text_20_body"/>
      <text:p text:style-name="Text_20_body"/>
      <text:h text:style-name="P55" text:outline-level="1">Other stuff to be revised XXX</text:h>
      <text:p text:style-name="Standard"/>
      <text:h text:style-name="Heading_20_3" text:outline-level="3">Mail Heiko 09/11/2007: first steps with Python and MySQL</text:h>
      <text:p text:style-name="P23"><text:line-break/><text:span text:style-name="T5">xxxStoyan: si hay algo util aqui para el developers manual y – en este caso – ordenarlo e limpiarlo. El resto o borrarlo o guardarlo en un documento a parte ... </text:span></text:p>
      <text:p text:style-name="P35"/>
      <text:p text:style-name="P23">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3"/>
      <text:p text:style-name="P41">In the comand window execute:</text:p>
      <text:p text:style-name="P23"><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41">In the comand window execute:</text:p>
      <text:p text:style-name="P41"/>
      <text:p text:style-name="P41">C:\Documents and settings&gt; <text:span text:style-name="T7">cd Administrator </text:span>#enter</text:p>
      <text:p text:style-name="P41">C:\Documents and settings\Administrator&gt; <text:span text:style-name="T7">mysql -u root -p</text:span></text:p>
      <text:p text:style-name="P41">enter passwd:******</text:p>
      <text:p text:style-name="P41"/>
      <text:p text:style-name="P41"/>
      <text:p text:style-name="P41"># in this mode the comands end with ;</text:p>
      <text:p text:style-name="P41"/>
      <text:p text:style-name="P41">mysql&gt; <text:span text:style-name="T7">show databases;</text:span></text:p>
      <text:p text:style-name="P41"><text:soft-page-break/>+--------------------+<text:line-break/>| Database           |<text:line-break/>+--------------------+<text:line-break/>| information_schema |<text:line-break/>| einstein           |<text:line-break/>| mysql              |<text:line-break/>| new_einstein       |<text:line-break/>| test               |<text:line-break/>+--------------------+<text:line-break/>5 rows in set (0.06 sec) </text:p>
      <text:p text:style-name="P23"/>
      <text:p text:style-name="P23">mysql&gt; <text:span text:style-name="T6">drop database einstein;</text:span><text:line-break/>Query OK, 14 rows affected (1.00 sec)<text:line-break/></text:p>
      <text:p text:style-name="P23"/>
      <text:p text:style-name="P37">To restart the server:</text:p>
      <text:p text:style-name="P23">to restart: you should have a little icon in you system tray (bottom right beside the clock) there is a icon called "MySQL System Tray Monitor" <text:line-break/>right click it than you see the menu -choose "shutdown Instance" and than "start instance" </text:p>
      <text:p text:style-name="P23"/>
      <text:p text:style-name="P23"/>
      <text:p text:style-name="P23">Mail Heiko 13.11.2007</text:p>
      <text:p text:style-name="P23">Query Browser commands</text:p>
      <text:p text:style-name="P23"/>
      <text:p text:style-name="P23">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3">SummaryStoyan</text:p>
      <text:p text:style-name="P23"/>
      <text:p text:style-name="P23">Example:</text:p>
      <text:p text:style-name="P23"/>
      <text:p text:style-name="P23">SELECT * FROM new_einstein.dbfuel #selects all entries in the dbfuel table </text:p>
      <text:p text:style-name="P23"/>
      <text:p text:style-name="P23">DELETE FROM new_einstein.dbfuel WHERE DBFuel_ID = 45 # deletes the entry with <text:s text:c="10"/>#ID=45</text:p>
      <text:p text:style-name="P23"/>
      <text:h text:style-name="Heading_20_2" text:outline-level="2">Old information not actually for use, based on table.py</text:h>
      <text:p text:style-name="P23"><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3"><text:line-break/>#here an example on how to relate all Q(Tables) to an entry in the Questionnaire table import MySQLdb, table </text:p>
      <text:p text:style-name="P23">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3"/>
      <text:p text:style-name="P23"/>
      <text:h text:style-name="Heading_20_2" text:outline-level="2">New pSQL commands (03.12.2007)</text:h>
      <text:p text:style-name="P23"/>
      <text:h text:style-name="Heading_20_3" text:outline-level="3">New example, 03.12.2007</text:h>
      <text:p text:style-name="P23"/>
      <text:p text:style-name="P37">import pSQL, MySQLdb</text:p>
      <text:p text:style-name="P37">db = MySQLdb.connect(user="root", passwd="lux", db="einstein")</text:p>
      <text:p text:style-name="P37">einsteinDB = <text:s/>pSQL.pSQL(db, "einstein")</text:p>
      <text:p text:style-name="P23"/>
      <text:p text:style-name="P23"/>
      <text:p text:style-name="P23">""" Start the audit with Industry A with some data"""</text:p>
      <text:p text:style-name="P37">lastQid = einsteinDB.questionnaire.insert({"Name":"Industry A", "City":"Berlin"})</text:p>
      <text:p text:style-name="P37">db.commit()</text:p>
      <text:p text:style-name="P23"/>
      <text:p text:style-name="P23"/>
      <text:p text:style-name="P23">""" Now adding two buildings to the Industry A"""</text:p>
      <text:p text:style-name="P37">einsteinDB.qbuildings.insert({"Questionnaire_id":lastQid, "BuildName":"House 1", "BuildAnnualHeating":11})</text:p>
      <text:p text:style-name="P37">einsteinDB.qbuildings.insert({"Questionnaire_id":lastQid, "BuildName":"House 2", "BuildAnnualHeating":22})</text:p>
      <text:p text:style-name="P37">db.commit()</text:p>
      <text:p text:style-name="P23"/>
      <text:p text:style-name="P23">""" Now there are two rows in the qbuildings table with the same Questionnaire_id=lastQid """</text:p>
      <text:p text:style-name="P37">buildingscount = len(einsteinDB.qbuildings.Questionnaire_id[lastQid])</text:p>
      <text:p text:style-name="P23"/>
      <text:p text:style-name="P23">""" Calculating the total annual heating for the two buildings """</text:p>
      <text:p text:style-name="P37">total = 0</text:p>
      <text:p text:style-name="P37"><text:soft-page-break/>for row in einsteinDB.qbuildings.Questionnaire_id[lastQid]:</text:p>
      <text:p text:style-name="P37"><text:tab/>total += row.BuildAnnualHeating</text:p>
      <text:p text:style-name="P23"/>
      <text:p text:style-name="P23">""" since the result is a list of dictionaries [{"a":"1", "b":"2"}, {...} , ...] we can use here [0] to get the first entry in the list of dict. because there is only one row with the lastQid """</text:p>
      <text:p text:style-name="P23"><text:span text:style-name="T7">activeQuestionnaire = einsteinDB.questionnaire.Questionnaire_ID[lastQid][0]</text:span> <text:s/>#first industry in the DB</text:p>
      <text:p text:style-name="P37">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37">activeQuestionnaire.Fax = "49301234567"</text:p>
      <text:p text:style-name="P37">activeQuestionnaire.NEmployees = 223</text:p>
      <text:p text:style-name="P37">activeQuestionnaire.SurfAreaRoof = 2390</text:p>
      <text:p text:style-name="P37">db.commit()</text:p>
      <text:p text:style-name="P37"/>
      <text:p text:style-name="P23"/>
      <text:p text:style-name="P23">""" to store some internal data for the audit of Industry A just create a record with some data - to insert only the lastQid will be also ok"""</text:p>
      <text:p text:style-name="P37">einsteinDB.internaldata.insert({"Questionnaire_id":lastQid, "UPHtot":456})</text:p>
      <text:p text:style-name="P37">db.commit()</text:p>
      <text:p text:style-name="P23"/>
      <text:p text:style-name="P23">""" Now you can read and write to the internaldata row """</text:p>
      <text:p text:style-name="P37">activeInternalData = einsteinDB.internaldata.Questionnaire_id[lastQid][0]</text:p>
      <text:p text:style-name="P23"/>
      <text:p text:style-name="P37">print activeInternalData.UPHtot</text:p>
      <text:p text:style-name="P37"/>
      <text:p text:style-name="P37">activeInternalData.UPHtot = 123</text:p>
      <text:p text:style-name="P37">db.commit()</text:p>
      <text:p text:style-name="P23"/>
      <text:p text:style-name="P23"/>
      <text:h text:style-name="Heading_20_3" text:outline-level="3">New example 2, 15.12.2007</text:h>
      <text:p text:style-name="P23"/>
      <text:p text:style-name="P23">import pSQL, MySQLdb</text:p>
      <text:p text:style-name="P23">sql = MySQLdb.connect(user="root", passwd="lux", db="new_einstein")</text:p>
      <text:p text:style-name="P23">einsteinDB = <text:s/>pSQL.pSQL(sql, "einstein")</text:p>
      <text:p text:style-name="P23"/>
      <text:p text:style-name="P23"/>
      <text:p text:style-name="P23">""" This is done by the GUI """</text:p>
      <text:p text:style-name="P23">""" Start the audit with Industry A with some data"""</text:p>
      <text:p text:style-name="P23">lastQid = einsteinDB.questionnaire.insert({"Name":"Industry A", "City":"Berlin"})</text:p>
      <text:p text:style-name="P23">sql.commit()</text:p>
      <text:p text:style-name="P23"/>
      <text:p text:style-name="P23"/>
      <text:p text:style-name="P23">""" Now adding two buildings to the Industry A"""</text:p>
      <text:p text:style-name="P23">einsteinDB.qbuildings.insert({"Questionnaire_id":lastQid, "BuildName":"House 1", "BuildAnnualHeating":11})</text:p>
      <text:p text:style-name="P23">einsteinDB.qbuildings.insert({"Questionnaire_id":lastQid, "BuildName":"House 2", "BuildAnnualHeating":22})</text:p>
      <text:p text:style-name="P23">sql.commit()</text:p>
      <text:p text:style-name="P23"/>
      <text:p text:style-name="P23">"""</text:p>
      <text:p text:style-name="P23">################################################################################################</text:p>
      <text:p text:style-name="P23">After the auditor has given all the data into the Questionnaire the GUI will call</text:p>
      <text:p text:style-name="P23">the function in your main module</text:p>
      <text:p text:style-name="P23"><text:soft-page-break/>your main module is to import by the GUI</text:p>
      <text:p text:style-name="P23">and then the GUI can access your first function <text:s/>like this</text:p>
      <text:p text:style-name="P23"/>
      <text:p text:style-name="P23">returnValue = mainmodul.yourFirstStepOfCalculation(sql, einsteinDB, lastQid)</text:p>
      <text:p text:style-name="P23">if returnValue &lt;&gt; "OK":</text:p>
      <text:p text:style-name="P23"><text:s text:c="8"/>print "There was an error: " + returnValue</text:p>
      <text:p text:style-name="P23"/>
      <text:p text:style-name="P23">this yourFirstStepOfCalculation(sql, einsteinDB, lastQid) function must have a return value because</text:p>
      <text:p text:style-name="P23">first reason the GUI waits for the return value to continue the programm</text:p>
      <text:p text:style-name="P23">second reason the GUI can handle the errors if there is one</text:p>
      <text:p text:style-name="P23"/>
      <text:p text:style-name="P23">at this point the user can do something eg change some data the the next</text:p>
      <text:p text:style-name="P23">function in your main module will be called</text:p>
      <text:p text:style-name="P23"/>
      <text:p text:style-name="P23">returnValue = mainmodul.yourSecondStepOfCalculation(sql, einsteinDB, lastQid)</text:p>
      <text:p text:style-name="P23">if returnValue &lt;&gt; "OK":</text:p>
      <text:p text:style-name="P23"><text:s text:c="8"/>print "There was an error: " + returnValue <text:s text:c="5"/></text:p>
      <text:p text:style-name="P23"/>
      <text:p text:style-name="P23">##############################################################################################################################################</text:p>
      <text:p text:style-name="P23">""" </text:p>
      <text:p text:style-name="P23"/>
      <text:p text:style-name="P23"/>
      <text:p text:style-name="P23"/>
      <text:p text:style-name="P23"/>
      <text:p text:style-name="P23"/>
      <text:p text:style-name="P23"/>
      <text:p text:style-name="P23"/>
      <text:p text:style-name="P23"/>
      <text:p text:style-name="P23"/>
      <text:p text:style-name="P23">""" Let´s look into your mainmodule</text:p>
      <text:p text:style-name="P23"/>
      <text:p text:style-name="P23">import allYouNeed</text:p>
      <text:p text:style-name="P23"/>
      <text:p text:style-name="P23">#here should be only all the functions the Gui can access</text:p>
      <text:p text:style-name="P23"/>
      <text:p text:style-name="P23">def yourFirstStepOfCalculation(sql, DB, Qid): &lt;-- i just collect the parameters in shorter variables</text:p>
      <text:p text:style-name="P23"/>
      <text:p text:style-name="P23"><text:s text:c="8"/>here you can call the functions in your sub module</text:p>
      <text:p text:style-name="P23"><text:s text:c="8"/>subModul.doA()</text:p>
      <text:p text:style-name="P23"><text:s text:c="8"/>subModul.doB()</text:p>
      <text:p text:style-name="P23"><text:s text:c="8"/>subModul2.doC()</text:p>
      <text:p text:style-name="P23"/>
      <text:p text:style-name="P23"><text:s text:c="8"/>if "everything is fine":</text:p>
      <text:p text:style-name="P23"><text:s text:c="16"/>return "OK"</text:p>
      <text:p text:style-name="P23"><text:s text:c="8"/>else</text:p>
      <text:p text:style-name="P23"><text:s text:c="16"/>return "Error"</text:p>
      <text:p text:style-name="P23">...</text:p>
      <text:p text:style-name="P23">..</text:p>
      <text:p text:style-name="P23">.</text:p>
      <text:p text:style-name="P23"/>
      <text:p text:style-name="P23"/>
      <text:p text:style-name="P23">#to read the data from the db:</text:p>
      <text:p text:style-name="P23">qData = DB.questionnaire.Questionnaire_ID[Qid][0] <text:s/>&lt;-- this is only one result (not a list of results) so we direct select the first [0] </text:p>
      <text:p text:style-name="P23"><text:soft-page-break/>qBuildings = DB.qbuildings.Questionnaire_id[Qid] <text:s text:c="2"/>&lt;-- this could be a list of results (dictionaries)</text:p>
      <text:p text:style-name="P23">qprocessdata = DB.qprocessdata.Questionnaire_id[Qid]</text:p>
      <text:p text:style-name="P23">qNaceCode = DB.dbnacecode.DBNaceCode_ID[qData.DBNaceCode_id]</text:p>
      <text:p text:style-name="P23"/>
      <text:p text:style-name="P23">#to look if a presetup is selected</text:p>
      <text:p text:style-name="P23"/>
      <text:p text:style-name="P23">if qData.PSetUpData_id &lt;&gt; 0: <text:s/>&lt;-- PSetUpData_id will be zero when not selected</text:p>
      <text:p text:style-name="P23"><text:s text:c="8"/>#there is a selected PSetUpData_id</text:p>
      <text:p text:style-name="P23"><text:s text:c="8"/>PSetUpData = DB.psetupdata.PSetUpData_ID[qData.PSetUpData_id]</text:p>
      <text:p text:style-name="P23">else</text:p>
      <text:p text:style-name="P23"><text:s text:c="8"/>PSetUpData = [] <text:s/>&lt;-- empty</text:p>
      <text:p text:style-name="P23"/>
      <text:p text:style-name="P23"/>
      <text:p text:style-name="P23">#to access the column-values:</text:p>
      <text:p text:style-name="P23">print qData.Name</text:p>
      <text:p text:style-name="P23">print qData.City</text:p>
      <text:p text:style-name="P23">print qData.DBNaceCode_id</text:p>
      <text:p text:style-name="P23">print qNaceCode.CodeNACE</text:p>
      <text:p text:style-name="P23">print PSetUpData.CO2ConvEl</text:p>
      <text:p text:style-name="P23"/>
      <text:p text:style-name="P23">print "Number of buildings: %s" % len(qBuildings)</text:p>
      <text:p text:style-name="P23"/>
      <text:p text:style-name="P23">print qBuildings[0].BuildName &lt;-- the name of the first building as dictionary</text:p>
      <text:p text:style-name="P23">print qBuildings[1].BuildName &lt;-- the name of the second building as dictionary</text:p>
      <text:p text:style-name="P23"/>
      <text:p text:style-name="P23">#so qBuildings is a list of dictionaies</text:p>
      <text:p text:style-name="P23"># and qBildingOne = qBuildings[0] is the first building in a dictionary</text:p>
      <text:p text:style-name="P23"/>
      <text:p text:style-name="P23"/>
      <text:p text:style-name="P23"/>
      <text:p text:style-name="P23">#now to store the calculated data into the database you start with storing of the Qid to "initialize"</text:p>
      <text:p text:style-name="P23"/>
      <text:p text:style-name="P23">DB.ebenchmarkgeneraldata.insert({"Questionnaire_id":Qid))</text:p>
      <text:p text:style-name="P23">sql.commit()</text:p>
      <text:p text:style-name="P23">#now we have a new (empty except for the Questionnaire_id) row in the ebenchmarkgeneraldata table</text:p>
      <text:p text:style-name="P23">#connect to the data</text:p>
      <text:p text:style-name="P23">ebgd = DB.ebenchmarkgeneraldata.Questionnaire_id[Qid][0] &lt;-- if we´re sure to have only one result of rows we can appent the [0] to select the first an only result</text:p>
      <text:p text:style-name="P23"># store some data in it</text:p>
      <text:p text:style-name="P23"/>
      <text:p text:style-name="P23">ebgd.PE_INT_BML = 47589</text:p>
      <text:p text:style-name="P23">edgd.FUEL_INT_BML = 134781</text:p>
      <text:p text:style-name="P23"/>
      <text:p text:style-name="P23">#if we done with the table we store the data finally in the DB</text:p>
      <text:p text:style-name="P23"/>
      <text:p text:style-name="P23">sql.commit()</text:p>
      <text:p text:style-name="P23"/>
      <text:p text:style-name="P23"># to read again</text:p>
      <text:p text:style-name="P23">print ebgd.PE_INT_BML</text:p>
      <text:p text:style-name="P23">print edgd.FUEL_INT_BML</text:p>
      <text:p text:style-name="P23"/>
      <text:p text:style-name="P23">"""</text:p>
      <text:p text:style-name="P23">###########################################</text:p>
      <text:p text:style-name="P23"/>
      <text:p text:style-name="P23"><text:soft-page-break/>""" Now there are two rows in the qbuildings table with the same Questionnaire_id=lastQid """</text:p>
      <text:p text:style-name="P23">buildingscount = len(einsteinDB.qbuildings.Questionnaire_id[lastQid])</text:p>
      <text:p text:style-name="P23"/>
      <text:p text:style-name="P23">""" Calculating the total annual heating for the two buildings """</text:p>
      <text:p text:style-name="P23">total = 0</text:p>
      <text:p text:style-name="P23">for row in einsteinDB.qbuildings.Questionnaire_id[lastQid]:</text:p>
      <text:p text:style-name="P23"><text:tab/>total += row.BuildAnnualHeating</text:p>
      <text:p text:style-name="P23"/>
      <text:p text:style-name="P23">""" since the result is a list of dictionaries [{"a":"1", "b":"2"}, {...} , ...] we can use here [0] to get the first</text:p>
      <text:p text:style-name="P23">entry in the list of dict. because there is only one row with the lastQid """</text:p>
      <text:p text:style-name="P23">activeQuestionnaire = einsteinDB.questionnaire.Questionnaire_ID[lastQid][0]</text:p>
      <text:p text:style-name="P23">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23">activeQuestionnaire.Fax = "49301234567"</text:p>
      <text:p text:style-name="P23">activeQuestionnaire.NEmployees = 223</text:p>
      <text:p text:style-name="P23">activeQuestionnaire.SurfAreaRoof = 2390</text:p>
      <text:p text:style-name="P23">db.commit()</text:p>
      <text:p text:style-name="P23"/>
      <text:p text:style-name="P23"/>
      <text:p text:style-name="P23">""" to store some internal data for the audit of Industry A just create a record with some data - to insert only the lastQid will be also ok"""</text:p>
      <text:p text:style-name="P23">einsteinDB.internaldata.insert({"Questionnaire_id":lastQid, "UPHtot":456})</text:p>
      <text:p text:style-name="P23">db.commit()</text:p>
      <text:p text:style-name="P23"/>
      <text:p text:style-name="P23"/>
      <text:p text:style-name="P23"/>
      <text:p text:style-name="P23"/>
      <text:p text:style-name="P23"/>
      <text:p text:style-name="P23"/>
      <text:p text:style-name="P23">""" Now you can read and write to the internaldata row """</text:p>
      <text:p text:style-name="P23">activeInternalData = einsteinDB.internaldata.Questionnaire_id[lastQid][0]</text:p>
      <text:p text:style-name="P23"/>
      <text:p text:style-name="P23">print activeInternalData.UPHtot</text:p>
      <text:p text:style-name="P23"/>
      <text:p text:style-name="P23">activeInternalData.UPHtot = 123</text:p>
      <text:p text:style-name="P23">db.commit()</text:p>
      <text:p text:style-name="P23"/>
      <text:p text:style-name="P23"/>
      <text:p text:style-name="P23"/>
      <text:h text:style-name="Heading_20_3" text:outline-level="3">More examples, 15.12.2007</text:h>
      <text:p text:style-name="P23"/>
      <text:p text:style-name="P62">To find all the boilers in the QGenerationHC table that use the same fuel (e.g. natural gas) in order to make some specific statistics. </text:p>
      <text:p text:style-name="P63">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23"/>
      <text:p text:style-name="P2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4</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4</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EINSTEIN Theoretical Concepts</dc:title>
    <meta:initial-creator>Jurados' family</meta:initial-creator>
    <meta:creation-date>2005-09-19T17:33:00</meta:creation-date>
    <dc:creator>Hans Schweiger</dc:creator>
    <dc:date>2008-09-01T18:17:27</dc:date>
    <meta:printed-by>Stoyan Danov</meta:printed-by>
    <meta:print-date>2007-11-07T15:46:53</meta:print-date>
    <meta:editing-cycles>547</meta:editing-cycles>
    <meta:editing-duration>P9DT2H19M25S</meta:editing-duration>
    <meta:user-defined meta:name="Info 1"/>
    <meta:user-defined meta:name="Info 2"/>
    <meta:user-defined meta:name="Info 3"/>
    <meta:user-defined meta:name="Info 4"/>
    <meta:document-statistic meta:table-count="4" meta:image-count="5" meta:object-count="1" meta:page-count="45" meta:paragraph-count="720" meta:word-count="8536" meta:character-count="57362"/>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